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159.99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114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resultats_performancesresultat_performance_bretagne_50_100_tem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igin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Temps Execution Dijkstra (en ms)</text:p>
          </table:table-cell>
          <table:table-cell office:value-type="string" calcext:value-type="string">
            <text:p><text:s/>Nb Sommets</text:p>
          </table:table-cell>
          <table:table-cell office:value-type="string" calcext:value-type="string">
            <text:p><text:s/>Temps CPU A* (en ms)</text:p>
          </table:table-cell>
          <table:table-cell office:value-type="string" calcext:value-type="string">
            <text:p><text:s/>Nb Sommets</text:p>
          </table:table-cell>
        </table:table-row>
        <table:table-row table:style-name="ro1">
          <table:table-cell office:value-type="float" office:value="183017" calcext:value-type="float">
            <text:p>183017</text:p>
          </table:table-cell>
          <table:table-cell office:value-type="float" office:value="575158" calcext:value-type="float">
            <text:p>575158</text:p>
          </table:table-cell>
          <table:table-cell office:value-type="float" office:value="2004.0864" calcext:value-type="float">
            <text:p>2004.0864</text:p>
          </table:table-cell>
          <table:table-cell office:value-type="float" office:value="135676" calcext:value-type="float">
            <text:p>135676</text:p>
          </table:table-cell>
          <table:table-cell office:value-type="float" office:value="1497.6127" calcext:value-type="float">
            <text:p>1497.6127</text:p>
          </table:table-cell>
          <table:table-cell office:value-type="float" office:value="47286" calcext:value-type="float">
            <text:p>47286</text:p>
          </table:table-cell>
        </table:table-row>
        <table:table-row table:style-name="ro1">
          <table:table-cell office:value-type="float" office:value="511015" calcext:value-type="float">
            <text:p>511015</text:p>
          </table:table-cell>
          <table:table-cell office:value-type="float" office:value="25973" calcext:value-type="float">
            <text:p>25973</text:p>
          </table:table-cell>
          <table:table-cell office:value-type="float" office:value="3499.827" calcext:value-type="float">
            <text:p>3499.827</text:p>
          </table:table-cell>
          <table:table-cell office:value-type="float" office:value="273145" calcext:value-type="float">
            <text:p>273145</text:p>
          </table:table-cell>
          <table:table-cell office:value-type="float" office:value="999.39886" calcext:value-type="float">
            <text:p>999.39886</text:p>
          </table:table-cell>
          <table:table-cell office:value-type="float" office:value="71197" calcext:value-type="float">
            <text:p>71197</text:p>
          </table:table-cell>
        </table:table-row>
        <table:table-row table:style-name="ro1">
          <table:table-cell office:value-type="float" office:value="41806" calcext:value-type="float">
            <text:p>41806</text:p>
          </table:table-cell>
          <table:table-cell office:value-type="float" office:value="138736" calcext:value-type="float">
            <text:p>138736</text:p>
          </table:table-cell>
          <table:table-cell office:value-type="float" office:value="2556.4692" calcext:value-type="float">
            <text:p>2556.4692</text:p>
          </table:table-cell>
          <table:table-cell office:value-type="float" office:value="212017" calcext:value-type="float">
            <text:p>212017</text:p>
          </table:table-cell>
          <table:table-cell office:value-type="float" office:value="1251.8729" calcext:value-type="float">
            <text:p>1251.8729</text:p>
          </table:table-cell>
          <table:table-cell office:value-type="float" office:value="94688" calcext:value-type="float">
            <text:p>94688</text:p>
          </table:table-cell>
        </table:table-row>
        <table:table-row table:style-name="ro1">
          <table:table-cell office:value-type="float" office:value="307321" calcext:value-type="float">
            <text:p>307321</text:p>
          </table:table-cell>
          <table:table-cell office:value-type="float" office:value="423801" calcext:value-type="float">
            <text:p>423801</text:p>
          </table:table-cell>
          <table:table-cell office:value-type="float" office:value="1101.2518" calcext:value-type="float">
            <text:p>1101.2518</text:p>
          </table:table-cell>
          <table:table-cell office:value-type="float" office:value="107108" calcext:value-type="float">
            <text:p>107108</text:p>
          </table:table-cell>
          <table:table-cell office:value-type="float" office:value="1175.0463" calcext:value-type="float">
            <text:p>1175.0463</text:p>
          </table:table-cell>
          <table:table-cell office:value-type="float" office:value="62765" calcext:value-type="float">
            <text:p>62765</text:p>
          </table:table-cell>
        </table:table-row>
        <table:table-row table:style-name="ro1">
          <table:table-cell office:value-type="float" office:value="202159" calcext:value-type="float">
            <text:p>202159</text:p>
          </table:table-cell>
          <table:table-cell office:value-type="float" office:value="228524" calcext:value-type="float">
            <text:p>228524</text:p>
          </table:table-cell>
          <table:table-cell office:value-type="float" office:value="3264.9531" calcext:value-type="float">
            <text:p>3264.9531</text:p>
          </table:table-cell>
          <table:table-cell office:value-type="float" office:value="317992" calcext:value-type="float">
            <text:p>317992</text:p>
          </table:table-cell>
          <table:table-cell office:value-type="float" office:value="901.8691" calcext:value-type="float">
            <text:p>901.8691</text:p>
          </table:table-cell>
          <table:table-cell office:value-type="float" office:value="65254" calcext:value-type="float">
            <text:p>65254</text:p>
          </table:table-cell>
        </table:table-row>
        <table:table-row table:style-name="ro1">
          <table:table-cell office:value-type="float" office:value="23855" calcext:value-type="float">
            <text:p>23855</text:p>
          </table:table-cell>
          <table:table-cell office:value-type="float" office:value="537088" calcext:value-type="float">
            <text:p>537088</text:p>
          </table:table-cell>
          <table:table-cell office:value-type="float" office:value="2742.092" calcext:value-type="float">
            <text:p>2742.092</text:p>
          </table:table-cell>
          <table:table-cell office:value-type="float" office:value="269506" calcext:value-type="float">
            <text:p>269506</text:p>
          </table:table-cell>
          <table:table-cell office:value-type="float" office:value="1747.1749" calcext:value-type="float">
            <text:p>1747.1749</text:p>
          </table:table-cell>
          <table:table-cell office:value-type="float" office:value="124007" calcext:value-type="float">
            <text:p>124007</text:p>
          </table:table-cell>
        </table:table-row>
        <table:table-row table:style-name="ro1">
          <table:table-cell office:value-type="float" office:value="370150" calcext:value-type="float">
            <text:p>370150</text:p>
          </table:table-cell>
          <table:table-cell office:value-type="float" office:value="490403" calcext:value-type="float">
            <text:p>490403</text:p>
          </table:table-cell>
          <table:table-cell office:value-type="float" office:value="4262.3477" calcext:value-type="float">
            <text:p>4262.3477</text:p>
          </table:table-cell>
          <table:table-cell office:value-type="float" office:value="367599" calcext:value-type="float">
            <text:p>367599</text:p>
          </table:table-cell>
          <table:table-cell office:value-type="float" office:value="1695.5518" calcext:value-type="float">
            <text:p>1695.5518</text:p>
          </table:table-cell>
          <table:table-cell office:value-type="float" office:value="133662" calcext:value-type="float">
            <text:p>133662</text:p>
          </table:table-cell>
        </table:table-row>
        <table:table-row table:style-name="ro1">
          <table:table-cell office:value-type="float" office:value="595428" calcext:value-type="float">
            <text:p>595428</text:p>
          </table:table-cell>
          <table:table-cell office:value-type="float" office:value="529331" calcext:value-type="float">
            <text:p>529331</text:p>
          </table:table-cell>
          <table:table-cell office:value-type="float" office:value="2864.8347" calcext:value-type="float">
            <text:p>2864.8347</text:p>
          </table:table-cell>
          <table:table-cell office:value-type="float" office:value="273008" calcext:value-type="float">
            <text:p>273008</text:p>
          </table:table-cell>
          <table:table-cell office:value-type="float" office:value="1405.7819" calcext:value-type="float">
            <text:p>1405.7819</text:p>
          </table:table-cell>
          <table:table-cell office:value-type="float" office:value="115062" calcext:value-type="float">
            <text:p>115062</text:p>
          </table:table-cell>
        </table:table-row>
        <table:table-row table:style-name="ro1">
          <table:table-cell office:value-type="float" office:value="598382" calcext:value-type="float">
            <text:p>598382</text:p>
          </table:table-cell>
          <table:table-cell office:value-type="float" office:value="426988" calcext:value-type="float">
            <text:p>426988</text:p>
          </table:table-cell>
          <table:table-cell office:value-type="float" office:value="2860.7874" calcext:value-type="float">
            <text:p>2860.7874</text:p>
          </table:table-cell>
          <table:table-cell office:value-type="float" office:value="288917" calcext:value-type="float">
            <text:p>288917</text:p>
          </table:table-cell>
          <table:table-cell office:value-type="float" office:value="1476.8959" calcext:value-type="float">
            <text:p>1476.8959</text:p>
          </table:table-cell>
          <table:table-cell office:value-type="float" office:value="125737" calcext:value-type="float">
            <text:p>125737</text:p>
          </table:table-cell>
        </table:table-row>
        <table:table-row table:style-name="ro1">
          <table:table-cell office:value-type="float" office:value="261818" calcext:value-type="float">
            <text:p>261818</text:p>
          </table:table-cell>
          <table:table-cell office:value-type="float" office:value="63541" calcext:value-type="float">
            <text:p>63541</text:p>
          </table:table-cell>
          <table:table-cell office:value-type="float" office:value="4025.9678" calcext:value-type="float">
            <text:p>4025.9678</text:p>
          </table:table-cell>
          <table:table-cell office:value-type="float" office:value="411181" calcext:value-type="float">
            <text:p>411181</text:p>
          </table:table-cell>
          <table:table-cell office:value-type="float" office:value="1143.4971" calcext:value-type="float">
            <text:p>1143.4971</text:p>
          </table:table-cell>
          <table:table-cell office:value-type="float" office:value="91003" calcext:value-type="float">
            <text:p>91003</text:p>
          </table:table-cell>
        </table:table-row>
        <table:table-row table:style-name="ro1">
          <table:table-cell office:value-type="float" office:value="634521" calcext:value-type="float">
            <text:p>634521</text:p>
          </table:table-cell>
          <table:table-cell office:value-type="float" office:value="526328" calcext:value-type="float">
            <text:p>526328</text:p>
          </table:table-cell>
          <table:table-cell office:value-type="float" office:value="3202.956" calcext:value-type="float">
            <text:p>3202.956</text:p>
          </table:table-cell>
          <table:table-cell office:value-type="float" office:value="313123" calcext:value-type="float">
            <text:p>313123</text:p>
          </table:table-cell>
          <table:table-cell office:value-type="float" office:value="929.131" calcext:value-type="float">
            <text:p>929.131</text:p>
          </table:table-cell>
          <table:table-cell office:value-type="float" office:value="65614" calcext:value-type="float">
            <text:p>65614</text:p>
          </table:table-cell>
        </table:table-row>
        <table:table-row table:style-name="ro1">
          <table:table-cell office:value-type="float" office:value="633505" calcext:value-type="float">
            <text:p>633505</text:p>
          </table:table-cell>
          <table:table-cell office:value-type="float" office:value="235203" calcext:value-type="float">
            <text:p>235203</text:p>
          </table:table-cell>
          <table:table-cell office:value-type="float" office:value="2701.1836" calcext:value-type="float">
            <text:p>2701.1836</text:p>
          </table:table-cell>
          <table:table-cell office:value-type="float" office:value="269486" calcext:value-type="float">
            <text:p>269486</text:p>
          </table:table-cell>
          <table:table-cell office:value-type="float" office:value="972.7288" calcext:value-type="float">
            <text:p>972.7288</text:p>
          </table:table-cell>
          <table:table-cell office:value-type="float" office:value="72669" calcext:value-type="float">
            <text:p>72669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147727" calcext:value-type="float">
            <text:p>147727</text:p>
          </table:table-cell>
          <table:table-cell office:value-type="float" office:value="1605.837" calcext:value-type="float">
            <text:p>1605.837</text:p>
          </table:table-cell>
          <table:table-cell office:value-type="float" office:value="158771" calcext:value-type="float">
            <text:p>158771</text:p>
          </table:table-cell>
          <table:table-cell office:value-type="float" office:value="976.76935" calcext:value-type="float">
            <text:p>976.76935</text:p>
          </table:table-cell>
          <table:table-cell office:value-type="float" office:value="66157" calcext:value-type="float">
            <text:p>66157</text:p>
          </table:table-cell>
        </table:table-row>
        <table:table-row table:style-name="ro1">
          <table:table-cell office:value-type="float" office:value="36573" calcext:value-type="float">
            <text:p>36573</text:p>
          </table:table-cell>
          <table:table-cell office:value-type="float" office:value="413977" calcext:value-type="float">
            <text:p>413977</text:p>
          </table:table-cell>
          <table:table-cell office:value-type="float" office:value="3033.6934" calcext:value-type="float">
            <text:p>3033.6934</text:p>
          </table:table-cell>
          <table:table-cell office:value-type="float" office:value="286132" calcext:value-type="float">
            <text:p>286132</text:p>
          </table:table-cell>
          <table:table-cell office:value-type="float" office:value="6630.1323" calcext:value-type="float">
            <text:p>6630.1323</text:p>
          </table:table-cell>
          <table:table-cell office:value-type="float" office:value="647328" calcext:value-type="float">
            <text:p>647328</text:p>
          </table:table-cell>
        </table:table-row>
        <table:table-row table:style-name="ro1">
          <table:table-cell office:value-type="float" office:value="31684" calcext:value-type="float">
            <text:p>31684</text:p>
          </table:table-cell>
          <table:table-cell office:value-type="float" office:value="406444" calcext:value-type="float">
            <text:p>406444</text:p>
          </table:table-cell>
          <table:table-cell office:value-type="float" office:value="1938.4436" calcext:value-type="float">
            <text:p>1938.4436</text:p>
          </table:table-cell>
          <table:table-cell office:value-type="float" office:value="202320" calcext:value-type="float">
            <text:p>202320</text:p>
          </table:table-cell>
          <table:table-cell office:value-type="float" office:value="1243.4865" calcext:value-type="float">
            <text:p>1243.4865</text:p>
          </table:table-cell>
          <table:table-cell office:value-type="float" office:value="96602" calcext:value-type="float">
            <text:p>96602</text:p>
          </table:table-cell>
        </table:table-row>
        <table:table-row table:style-name="ro1">
          <table:table-cell office:value-type="float" office:value="328567" calcext:value-type="float">
            <text:p>328567</text:p>
          </table:table-cell>
          <table:table-cell office:value-type="float" office:value="365293" calcext:value-type="float">
            <text:p>365293</text:p>
          </table:table-cell>
          <table:table-cell office:value-type="float" office:value="1945.7512" calcext:value-type="float">
            <text:p>1945.7512</text:p>
          </table:table-cell>
          <table:table-cell office:value-type="float" office:value="187359" calcext:value-type="float">
            <text:p>187359</text:p>
          </table:table-cell>
          <table:table-cell office:value-type="float" office:value="881.8078" calcext:value-type="float">
            <text:p>881.8078</text:p>
          </table:table-cell>
          <table:table-cell office:value-type="float" office:value="64342" calcext:value-type="float">
            <text:p>64342</text:p>
          </table:table-cell>
        </table:table-row>
        <table:table-row table:style-name="ro1">
          <table:table-cell office:value-type="float" office:value="505037" calcext:value-type="float">
            <text:p>505037</text:p>
          </table:table-cell>
          <table:table-cell office:value-type="float" office:value="175650" calcext:value-type="float">
            <text:p>175650</text:p>
          </table:table-cell>
          <table:table-cell office:value-type="float" office:value="3699.6362" calcext:value-type="float">
            <text:p>3699.6362</text:p>
          </table:table-cell>
          <table:table-cell office:value-type="float" office:value="359770" calcext:value-type="float">
            <text:p>359770</text:p>
          </table:table-cell>
          <table:table-cell office:value-type="float" office:value="1227.8563" calcext:value-type="float">
            <text:p>1227.8563</text:p>
          </table:table-cell>
          <table:table-cell office:value-type="float" office:value="102716" calcext:value-type="float">
            <text:p>102716</text:p>
          </table:table-cell>
        </table:table-row>
        <table:table-row table:style-name="ro1">
          <table:table-cell office:value-type="float" office:value="353250" calcext:value-type="float">
            <text:p>353250</text:p>
          </table:table-cell>
          <table:table-cell office:value-type="float" office:value="32540" calcext:value-type="float">
            <text:p>32540</text:p>
          </table:table-cell>
          <table:table-cell office:value-type="float" office:value="2695.8662" calcext:value-type="float">
            <text:p>2695.8662</text:p>
          </table:table-cell>
          <table:table-cell office:value-type="float" office:value="285921" calcext:value-type="float">
            <text:p>285921</text:p>
          </table:table-cell>
          <table:table-cell office:value-type="float" office:value="1156.2883" calcext:value-type="float">
            <text:p>1156.2883</text:p>
          </table:table-cell>
          <table:table-cell office:value-type="float" office:value="95558" calcext:value-type="float">
            <text:p>95558</text:p>
          </table:table-cell>
        </table:table-row>
        <table:table-row table:style-name="ro1">
          <table:table-cell office:value-type="float" office:value="656774" calcext:value-type="float">
            <text:p>656774</text:p>
          </table:table-cell>
          <table:table-cell office:value-type="float" office:value="92710" calcext:value-type="float">
            <text:p>92710</text:p>
          </table:table-cell>
          <table:table-cell office:value-type="float" office:value="4246.3813" calcext:value-type="float">
            <text:p>4246.3813</text:p>
          </table:table-cell>
          <table:table-cell office:value-type="float" office:value="429154" calcext:value-type="float">
            <text:p>429154</text:p>
          </table:table-cell>
          <table:table-cell office:value-type="float" office:value="1703.6969" calcext:value-type="float">
            <text:p>1703.6969</text:p>
          </table:table-cell>
          <table:table-cell office:value-type="float" office:value="143859" calcext:value-type="float">
            <text:p>143859</text:p>
          </table:table-cell>
        </table:table-row>
        <table:table-row table:style-name="ro1">
          <table:table-cell office:value-type="float" office:value="359900" calcext:value-type="float">
            <text:p>359900</text:p>
          </table:table-cell>
          <table:table-cell office:value-type="float" office:value="230907" calcext:value-type="float">
            <text:p>230907</text:p>
          </table:table-cell>
          <table:table-cell office:value-type="float" office:value="2424.5837" calcext:value-type="float">
            <text:p>2424.5837</text:p>
          </table:table-cell>
          <table:table-cell office:value-type="float" office:value="249672" calcext:value-type="float">
            <text:p>249672</text:p>
          </table:table-cell>
          <table:table-cell office:value-type="float" office:value="1341.1299" calcext:value-type="float">
            <text:p>1341.1299</text:p>
          </table:table-cell>
          <table:table-cell office:value-type="float" office:value="104446" calcext:value-type="float">
            <text:p>104446</text:p>
          </table:table-cell>
        </table:table-row>
        <table:table-row table:style-name="ro1">
          <table:table-cell office:value-type="float" office:value="191425" calcext:value-type="float">
            <text:p>191425</text:p>
          </table:table-cell>
          <table:table-cell office:value-type="float" office:value="232616" calcext:value-type="float">
            <text:p>232616</text:p>
          </table:table-cell>
          <table:table-cell office:value-type="float" office:value="2995.1267" calcext:value-type="float">
            <text:p>2995.1267</text:p>
          </table:table-cell>
          <table:table-cell office:value-type="float" office:value="308834" calcext:value-type="float">
            <text:p>308834</text:p>
          </table:table-cell>
          <table:table-cell office:value-type="float" office:value="1655.7339" calcext:value-type="float">
            <text:p>1655.7339</text:p>
          </table:table-cell>
          <table:table-cell office:value-type="float" office:value="149857" calcext:value-type="float">
            <text:p>149857</text:p>
          </table:table-cell>
        </table:table-row>
        <table:table-row table:style-name="ro1">
          <table:table-cell office:value-type="float" office:value="386795" calcext:value-type="float">
            <text:p>386795</text:p>
          </table:table-cell>
          <table:table-cell office:value-type="float" office:value="138594" calcext:value-type="float">
            <text:p>138594</text:p>
          </table:table-cell>
          <table:table-cell office:value-type="float" office:value="1609.2546" calcext:value-type="float">
            <text:p>1609.2546</text:p>
          </table:table-cell>
          <table:table-cell office:value-type="float" office:value="164416" calcext:value-type="float">
            <text:p>164416</text:p>
          </table:table-cell>
          <table:table-cell office:value-type="float" office:value="1307.9836" calcext:value-type="float">
            <text:p>1307.9836</text:p>
          </table:table-cell>
          <table:table-cell office:value-type="float" office:value="103251" calcext:value-type="float">
            <text:p>103251</text:p>
          </table:table-cell>
        </table:table-row>
        <table:table-row table:style-name="ro1">
          <table:table-cell office:value-type="float" office:value="325845" calcext:value-type="float">
            <text:p>325845</text:p>
          </table:table-cell>
          <table:table-cell office:value-type="float" office:value="471812" calcext:value-type="float">
            <text:p>471812</text:p>
          </table:table-cell>
          <table:table-cell office:value-type="float" office:value="1555.708" calcext:value-type="float">
            <text:p>1555.708</text:p>
          </table:table-cell>
          <table:table-cell office:value-type="float" office:value="153047" calcext:value-type="float">
            <text:p>153047</text:p>
          </table:table-cell>
          <table:table-cell office:value-type="float" office:value="990.4822" calcext:value-type="float">
            <text:p>990.4822</text:p>
          </table:table-cell>
          <table:table-cell office:value-type="float" office:value="77874" calcext:value-type="float">
            <text:p>77874</text:p>
          </table:table-cell>
        </table:table-row>
        <table:table-row table:style-name="ro1">
          <table:table-cell office:value-type="float" office:value="139514" calcext:value-type="float">
            <text:p>139514</text:p>
          </table:table-cell>
          <table:table-cell office:value-type="float" office:value="362029" calcext:value-type="float">
            <text:p>362029</text:p>
          </table:table-cell>
          <table:table-cell office:value-type="float" office:value="3815.5208" calcext:value-type="float">
            <text:p>3815.5208</text:p>
          </table:table-cell>
          <table:table-cell office:value-type="float" office:value="381724" calcext:value-type="float">
            <text:p>381724</text:p>
          </table:table-cell>
          <table:table-cell office:value-type="float" office:value="1620.7372" calcext:value-type="float">
            <text:p>1620.7372</text:p>
          </table:table-cell>
          <table:table-cell office:value-type="float" office:value="147819" calcext:value-type="float">
            <text:p>147819</text:p>
          </table:table-cell>
        </table:table-row>
        <table:table-row table:style-name="ro1">
          <table:table-cell office:value-type="float" office:value="445314" calcext:value-type="float">
            <text:p>445314</text:p>
          </table:table-cell>
          <table:table-cell office:value-type="float" office:value="63364" calcext:value-type="float">
            <text:p>63364</text:p>
          </table:table-cell>
          <table:table-cell office:value-type="float" office:value="3155.1846" calcext:value-type="float">
            <text:p>3155.1846</text:p>
          </table:table-cell>
          <table:table-cell office:value-type="float" office:value="282272" calcext:value-type="float">
            <text:p>282272</text:p>
          </table:table-cell>
          <table:table-cell office:value-type="float" office:value="910.92096" calcext:value-type="float">
            <text:p>910.92096</text:p>
          </table:table-cell>
          <table:table-cell office:value-type="float" office:value="64551" calcext:value-type="float">
            <text:p>64551</text:p>
          </table:table-cell>
        </table:table-row>
        <table:table-row table:style-name="ro1">
          <table:table-cell office:value-type="float" office:value="37077" calcext:value-type="float">
            <text:p>37077</text:p>
          </table:table-cell>
          <table:table-cell office:value-type="float" office:value="254931" calcext:value-type="float">
            <text:p>254931</text:p>
          </table:table-cell>
          <table:table-cell office:value-type="float" office:value="2861.198" calcext:value-type="float">
            <text:p>2861.198</text:p>
          </table:table-cell>
          <table:table-cell office:value-type="float" office:value="283505" calcext:value-type="float">
            <text:p>283505</text:p>
          </table:table-cell>
          <table:table-cell office:value-type="float" office:value="1940.1335" calcext:value-type="float">
            <text:p>1940.1335</text:p>
          </table:table-cell>
          <table:table-cell office:value-type="float" office:value="169113" calcext:value-type="float">
            <text:p>169113</text:p>
          </table:table-cell>
        </table:table-row>
        <table:table-row table:style-name="ro1">
          <table:table-cell office:value-type="float" office:value="436312" calcext:value-type="float">
            <text:p>436312</text:p>
          </table:table-cell>
          <table:table-cell office:value-type="float" office:value="222914" calcext:value-type="float">
            <text:p>222914</text:p>
          </table:table-cell>
          <table:table-cell office:value-type="float" office:value="1088.122" calcext:value-type="float">
            <text:p>1088.122</text:p>
          </table:table-cell>
          <table:table-cell office:value-type="float" office:value="104063" calcext:value-type="float">
            <text:p>104063</text:p>
          </table:table-cell>
          <table:table-cell office:value-type="float" office:value="442.95135" calcext:value-type="float">
            <text:p>442.95135</text:p>
          </table:table-cell>
          <table:table-cell office:value-type="float" office:value="12086" calcext:value-type="float">
            <text:p>12086</text:p>
          </table:table-cell>
        </table:table-row>
        <table:table-row table:style-name="ro1">
          <table:table-cell office:value-type="float" office:value="526661" calcext:value-type="float">
            <text:p>526661</text:p>
          </table:table-cell>
          <table:table-cell office:value-type="float" office:value="286184" calcext:value-type="float">
            <text:p>286184</text:p>
          </table:table-cell>
          <table:table-cell office:value-type="float" office:value="1054.5249" calcext:value-type="float">
            <text:p>1054.5249</text:p>
          </table:table-cell>
          <table:table-cell office:value-type="float" office:value="108285" calcext:value-type="float">
            <text:p>108285</text:p>
          </table:table-cell>
          <table:table-cell office:value-type="float" office:value="720.9749" calcext:value-type="float">
            <text:p>720.9749</text:p>
          </table:table-cell>
          <table:table-cell office:value-type="float" office:value="50586" calcext:value-type="float">
            <text:p>50586</text:p>
          </table:table-cell>
        </table:table-row>
        <table:table-row table:style-name="ro1">
          <table:table-cell office:value-type="float" office:value="536055" calcext:value-type="float">
            <text:p>536055</text:p>
          </table:table-cell>
          <table:table-cell office:value-type="float" office:value="372373" calcext:value-type="float">
            <text:p>372373</text:p>
          </table:table-cell>
          <table:table-cell office:value-type="float" office:value="3128.3057" calcext:value-type="float">
            <text:p>3128.3057</text:p>
          </table:table-cell>
          <table:table-cell office:value-type="float" office:value="300379" calcext:value-type="float">
            <text:p>300379</text:p>
          </table:table-cell>
          <table:table-cell office:value-type="float" office:value="761.0966" calcext:value-type="float">
            <text:p>761.0966</text:p>
          </table:table-cell>
          <table:table-cell office:value-type="float" office:value="53693" calcext:value-type="float">
            <text:p>53693</text:p>
          </table:table-cell>
        </table:table-row>
        <table:table-row table:style-name="ro1">
          <table:table-cell office:value-type="float" office:value="553785" calcext:value-type="float">
            <text:p>553785</text:p>
          </table:table-cell>
          <table:table-cell office:value-type="float" office:value="168336" calcext:value-type="float">
            <text:p>168336</text:p>
          </table:table-cell>
          <table:table-cell office:value-type="float" office:value="1581.9116" calcext:value-type="float">
            <text:p>1581.9116</text:p>
          </table:table-cell>
          <table:table-cell office:value-type="float" office:value="154385" calcext:value-type="float">
            <text:p>154385</text:p>
          </table:table-cell>
          <table:table-cell office:value-type="float" office:value="627.49976" calcext:value-type="float">
            <text:p>627.49976</text:p>
          </table:table-cell>
          <table:table-cell office:value-type="float" office:value="35969" calcext:value-type="float">
            <text:p>35969</text:p>
          </table:table-cell>
        </table:table-row>
        <table:table-row table:style-name="ro1">
          <table:table-cell office:value-type="float" office:value="436444" calcext:value-type="float">
            <text:p>436444</text:p>
          </table:table-cell>
          <table:table-cell office:value-type="float" office:value="417540" calcext:value-type="float">
            <text:p>417540</text:p>
          </table:table-cell>
          <table:table-cell office:value-type="float" office:value="3374.7507" calcext:value-type="float">
            <text:p>3374.7507</text:p>
          </table:table-cell>
          <table:table-cell office:value-type="float" office:value="347428" calcext:value-type="float">
            <text:p>347428</text:p>
          </table:table-cell>
          <table:table-cell office:value-type="float" office:value="1620.2897" calcext:value-type="float">
            <text:p>1620.2897</text:p>
          </table:table-cell>
          <table:table-cell office:value-type="float" office:value="142885" calcext:value-type="float">
            <text:p>142885</text:p>
          </table:table-cell>
        </table:table-row>
        <table:table-row table:style-name="ro1">
          <table:table-cell office:value-type="float" office:value="501662" calcext:value-type="float">
            <text:p>501662</text:p>
          </table:table-cell>
          <table:table-cell office:value-type="float" office:value="87341" calcext:value-type="float">
            <text:p>87341</text:p>
          </table:table-cell>
          <table:table-cell office:value-type="float" office:value="3602.034" calcext:value-type="float">
            <text:p>3602.034</text:p>
          </table:table-cell>
          <table:table-cell office:value-type="float" office:value="340932" calcext:value-type="float">
            <text:p>340932</text:p>
          </table:table-cell>
          <table:table-cell office:value-type="float" office:value="1223.2594" calcext:value-type="float">
            <text:p>1223.2594</text:p>
          </table:table-cell>
          <table:table-cell office:value-type="float" office:value="96480" calcext:value-type="float">
            <text:p>96480</text:p>
          </table:table-cell>
        </table:table-row>
        <table:table-row table:style-name="ro1">
          <table:table-cell office:value-type="float" office:value="376195" calcext:value-type="float">
            <text:p>376195</text:p>
          </table:table-cell>
          <table:table-cell office:value-type="float" office:value="296696" calcext:value-type="float">
            <text:p>296696</text:p>
          </table:table-cell>
          <table:table-cell office:value-type="float" office:value="3420.7214" calcext:value-type="float">
            <text:p>3420.7214</text:p>
          </table:table-cell>
          <table:table-cell office:value-type="float" office:value="339627" calcext:value-type="float">
            <text:p>339627</text:p>
          </table:table-cell>
          <table:table-cell office:value-type="float" office:value="891.2074" calcext:value-type="float">
            <text:p>891.2074</text:p>
          </table:table-cell>
          <table:table-cell office:value-type="float" office:value="62285" calcext:value-type="float">
            <text:p>62285</text:p>
          </table:table-cell>
        </table:table-row>
        <table:table-row table:style-name="ro1">
          <table:table-cell office:value-type="float" office:value="537454" calcext:value-type="float">
            <text:p>537454</text:p>
          </table:table-cell>
          <table:table-cell office:value-type="float" office:value="565703" calcext:value-type="float">
            <text:p>565703</text:p>
          </table:table-cell>
          <table:table-cell office:value-type="float" office:value="3141.6226" calcext:value-type="float">
            <text:p>3141.6226</text:p>
          </table:table-cell>
          <table:table-cell office:value-type="float" office:value="297240" calcext:value-type="float">
            <text:p>297240</text:p>
          </table:table-cell>
          <table:table-cell office:value-type="float" office:value="1151.5245" calcext:value-type="float">
            <text:p>1151.5245</text:p>
          </table:table-cell>
          <table:table-cell office:value-type="float" office:value="92318" calcext:value-type="float">
            <text:p>92318</text:p>
          </table:table-cell>
        </table:table-row>
        <table:table-row table:style-name="ro1">
          <table:table-cell office:value-type="float" office:value="230638" calcext:value-type="float">
            <text:p>230638</text:p>
          </table:table-cell>
          <table:table-cell office:value-type="float" office:value="518216" calcext:value-type="float">
            <text:p>518216</text:p>
          </table:table-cell>
          <table:table-cell office:value-type="float" office:value="3619.072" calcext:value-type="float">
            <text:p>3619.072</text:p>
          </table:table-cell>
          <table:table-cell office:value-type="float" office:value="346941" calcext:value-type="float">
            <text:p>346941</text:p>
          </table:table-cell>
          <table:table-cell office:value-type="float" office:value="1557.6227" calcext:value-type="float">
            <text:p>1557.6227</text:p>
          </table:table-cell>
          <table:table-cell office:value-type="float" office:value="133960" calcext:value-type="float">
            <text:p>133960</text:p>
          </table:table-cell>
        </table:table-row>
        <table:table-row table:style-name="ro1">
          <table:table-cell office:value-type="float" office:value="646162" calcext:value-type="float">
            <text:p>646162</text:p>
          </table:table-cell>
          <table:table-cell office:value-type="float" office:value="359542" calcext:value-type="float">
            <text:p>359542</text:p>
          </table:table-cell>
          <table:table-cell office:value-type="float" office:value="4005.7607" calcext:value-type="float">
            <text:p>4005.7607</text:p>
          </table:table-cell>
          <table:table-cell office:value-type="float" office:value="376784" calcext:value-type="float">
            <text:p>376784</text:p>
          </table:table-cell>
          <table:table-cell office:value-type="float" office:value="1472.2733" calcext:value-type="float">
            <text:p>1472.2733</text:p>
          </table:table-cell>
          <table:table-cell office:value-type="float" office:value="124106" calcext:value-type="float">
            <text:p>124106</text:p>
          </table:table-cell>
        </table:table-row>
        <table:table-row table:style-name="ro1">
          <table:table-cell office:value-type="float" office:value="655589" calcext:value-type="float">
            <text:p>655589</text:p>
          </table:table-cell>
          <table:table-cell office:value-type="float" office:value="393423" calcext:value-type="float">
            <text:p>393423</text:p>
          </table:table-cell>
          <table:table-cell office:value-type="float" office:value="4962.733" calcext:value-type="float">
            <text:p>4962.733</text:p>
          </table:table-cell>
          <table:table-cell office:value-type="float" office:value="489916" calcext:value-type="float">
            <text:p>489916</text:p>
          </table:table-cell>
          <table:table-cell office:value-type="float" office:value="1943.675" calcext:value-type="float">
            <text:p>1943.675</text:p>
          </table:table-cell>
          <table:table-cell office:value-type="float" office:value="161067" calcext:value-type="float">
            <text:p>161067</text:p>
          </table:table-cell>
        </table:table-row>
        <table:table-row table:style-name="ro1">
          <table:table-cell office:value-type="float" office:value="229139" calcext:value-type="float">
            <text:p>229139</text:p>
          </table:table-cell>
          <table:table-cell office:value-type="float" office:value="316409" calcext:value-type="float">
            <text:p>316409</text:p>
          </table:table-cell>
          <table:table-cell office:value-type="float" office:value="1675.3068" calcext:value-type="float">
            <text:p>1675.3068</text:p>
          </table:table-cell>
          <table:table-cell office:value-type="float" office:value="146137" calcext:value-type="float">
            <text:p>146137</text:p>
          </table:table-cell>
          <table:table-cell office:value-type="float" office:value="6267.26" calcext:value-type="float">
            <text:p>6267.26</text:p>
          </table:table-cell>
          <table:table-cell office:value-type="float" office:value="647328" calcext:value-type="float">
            <text:p>647328</text:p>
          </table:table-cell>
        </table:table-row>
        <table:table-row table:style-name="ro1">
          <table:table-cell office:value-type="float" office:value="538867" calcext:value-type="float">
            <text:p>538867</text:p>
          </table:table-cell>
          <table:table-cell office:value-type="float" office:value="81213" calcext:value-type="float">
            <text:p>81213</text:p>
          </table:table-cell>
          <table:table-cell office:value-type="float" office:value="1640.5352" calcext:value-type="float">
            <text:p>1640.5352</text:p>
          </table:table-cell>
          <table:table-cell office:value-type="float" office:value="144434" calcext:value-type="float">
            <text:p>144434</text:p>
          </table:table-cell>
          <table:table-cell office:value-type="float" office:value="1200.4807" calcext:value-type="float">
            <text:p>1200.4807</text:p>
          </table:table-cell>
          <table:table-cell office:value-type="float" office:value="75928" calcext:value-type="float">
            <text:p>75928</text:p>
          </table:table-cell>
        </table:table-row>
        <table:table-row table:style-name="ro1">
          <table:table-cell office:value-type="float" office:value="213068" calcext:value-type="float">
            <text:p>213068</text:p>
          </table:table-cell>
          <table:table-cell office:value-type="float" office:value="221753" calcext:value-type="float">
            <text:p>221753</text:p>
          </table:table-cell>
          <table:table-cell office:value-type="float" office:value="2795.511" calcext:value-type="float">
            <text:p>2795.511</text:p>
          </table:table-cell>
          <table:table-cell office:value-type="float" office:value="269992" calcext:value-type="float">
            <text:p>269992</text:p>
          </table:table-cell>
          <table:table-cell office:value-type="float" office:value="920.5589" calcext:value-type="float">
            <text:p>920.5589</text:p>
          </table:table-cell>
          <table:table-cell office:value-type="float" office:value="69306" calcext:value-type="float">
            <text:p>69306</text:p>
          </table:table-cell>
        </table:table-row>
        <table:table-row table:style-name="ro1">
          <table:table-cell office:value-type="float" office:value="107640" calcext:value-type="float">
            <text:p>107640</text:p>
          </table:table-cell>
          <table:table-cell office:value-type="float" office:value="23486" calcext:value-type="float">
            <text:p>23486</text:p>
          </table:table-cell>
          <table:table-cell office:value-type="float" office:value="1592.0889" calcext:value-type="float">
            <text:p>1592.0889</text:p>
          </table:table-cell>
          <table:table-cell office:value-type="float" office:value="145216" calcext:value-type="float">
            <text:p>145216</text:p>
          </table:table-cell>
          <table:table-cell office:value-type="float" office:value="1227.1084" calcext:value-type="float">
            <text:p>1227.1084</text:p>
          </table:table-cell>
          <table:table-cell office:value-type="float" office:value="84993" calcext:value-type="float">
            <text:p>84993</text:p>
          </table:table-cell>
        </table:table-row>
        <table:table-row table:style-name="ro1">
          <table:table-cell office:value-type="float" office:value="460113" calcext:value-type="float">
            <text:p>460113</text:p>
          </table:table-cell>
          <table:table-cell office:value-type="float" office:value="156193" calcext:value-type="float">
            <text:p>156193</text:p>
          </table:table-cell>
          <table:table-cell office:value-type="float" office:value="1868.4813" calcext:value-type="float">
            <text:p>1868.4813</text:p>
          </table:table-cell>
          <table:table-cell office:value-type="float" office:value="191925" calcext:value-type="float">
            <text:p>191925</text:p>
          </table:table-cell>
          <table:table-cell office:value-type="float" office:value="818.5649" calcext:value-type="float">
            <text:p>818.5649</text:p>
          </table:table-cell>
          <table:table-cell office:value-type="float" office:value="61109" calcext:value-type="float">
            <text:p>61109</text:p>
          </table:table-cell>
        </table:table-row>
        <table:table-row table:style-name="ro1">
          <table:table-cell office:value-type="float" office:value="329762" calcext:value-type="float">
            <text:p>329762</text:p>
          </table:table-cell>
          <table:table-cell office:value-type="float" office:value="96005" calcext:value-type="float">
            <text:p>96005</text:p>
          </table:table-cell>
          <table:table-cell office:value-type="float" office:value="1975.2106" calcext:value-type="float">
            <text:p>1975.2106</text:p>
          </table:table-cell>
          <table:table-cell office:value-type="float" office:value="211366" calcext:value-type="float">
            <text:p>211366</text:p>
          </table:table-cell>
          <table:table-cell office:value-type="float" office:value="1293.19" calcext:value-type="float">
            <text:p>1293.19</text:p>
          </table:table-cell>
          <table:table-cell office:value-type="float" office:value="115873" calcext:value-type="float">
            <text:p>115873</text:p>
          </table:table-cell>
        </table:table-row>
        <table:table-row table:style-name="ro1">
          <table:table-cell office:value-type="float" office:value="158460" calcext:value-type="float">
            <text:p>158460</text:p>
          </table:table-cell>
          <table:table-cell office:value-type="float" office:value="649549" calcext:value-type="float">
            <text:p>649549</text:p>
          </table:table-cell>
          <table:table-cell office:value-type="float" office:value="929.9104" calcext:value-type="float">
            <text:p>929.9104</text:p>
          </table:table-cell>
          <table:table-cell office:value-type="float" office:value="85479" calcext:value-type="float">
            <text:p>85479</text:p>
          </table:table-cell>
          <table:table-cell office:value-type="float" office:value="782.67584" calcext:value-type="float">
            <text:p>782.67584</text:p>
          </table:table-cell>
          <table:table-cell office:value-type="float" office:value="35804" calcext:value-type="float">
            <text:p>35804</text:p>
          </table:table-cell>
        </table:table-row>
        <table:table-row table:style-name="ro1">
          <table:table-cell office:value-type="float" office:value="174435" calcext:value-type="float">
            <text:p>174435</text:p>
          </table:table-cell>
          <table:table-cell office:value-type="float" office:value="222381" calcext:value-type="float">
            <text:p>222381</text:p>
          </table:table-cell>
          <table:table-cell office:value-type="float" office:value="2962.1565" calcext:value-type="float">
            <text:p>2962.1565</text:p>
          </table:table-cell>
          <table:table-cell office:value-type="float" office:value="303484" calcext:value-type="float">
            <text:p>303484</text:p>
          </table:table-cell>
          <table:table-cell office:value-type="float" office:value="1677.4089" calcext:value-type="float">
            <text:p>1677.4089</text:p>
          </table:table-cell>
          <table:table-cell office:value-type="float" office:value="140255" calcext:value-type="float">
            <text:p>140255</text:p>
          </table:table-cell>
        </table:table-row>
        <table:table-row table:style-name="ro1">
          <table:table-cell office:value-type="float" office:value="153090" calcext:value-type="float">
            <text:p>153090</text:p>
          </table:table-cell>
          <table:table-cell office:value-type="float" office:value="634509" calcext:value-type="float">
            <text:p>634509</text:p>
          </table:table-cell>
          <table:table-cell office:value-type="float" office:value="1605.3721" calcext:value-type="float">
            <text:p>1605.3721</text:p>
          </table:table-cell>
          <table:table-cell office:value-type="float" office:value="155614" calcext:value-type="float">
            <text:p>155614</text:p>
          </table:table-cell>
          <table:table-cell office:value-type="float" office:value="818.6264" calcext:value-type="float">
            <text:p>818.6264</text:p>
          </table:table-cell>
          <table:table-cell office:value-type="float" office:value="50675" calcext:value-type="float">
            <text:p>50675</text:p>
          </table:table-cell>
        </table:table-row>
        <table:table-row table:style-name="ro1">
          <table:table-cell office:value-type="float" office:value="129696" calcext:value-type="float">
            <text:p>129696</text:p>
          </table:table-cell>
          <table:table-cell office:value-type="float" office:value="419694" calcext:value-type="float">
            <text:p>419694</text:p>
          </table:table-cell>
          <table:table-cell office:value-type="float" office:value="2527.1091" calcext:value-type="float">
            <text:p>2527.1091</text:p>
          </table:table-cell>
          <table:table-cell office:value-type="float" office:value="258869" calcext:value-type="float">
            <text:p>258869</text:p>
          </table:table-cell>
          <table:table-cell office:value-type="float" office:value="1573.3002" calcext:value-type="float">
            <text:p>1573.3002</text:p>
          </table:table-cell>
          <table:table-cell office:value-type="float" office:value="133428" calcext:value-type="float">
            <text:p>133428</text:p>
          </table:table-cell>
        </table:table-row>
        <table:table-row table:style-name="ro1">
          <table:table-cell office:value-type="float" office:value="412789" calcext:value-type="float">
            <text:p>412789</text:p>
          </table:table-cell>
          <table:table-cell office:value-type="float" office:value="89692" calcext:value-type="float">
            <text:p>89692</text:p>
          </table:table-cell>
          <table:table-cell office:value-type="float" office:value="1200.7693" calcext:value-type="float">
            <text:p>1200.7693</text:p>
          </table:table-cell>
          <table:table-cell office:value-type="float" office:value="115193" calcext:value-type="float">
            <text:p>115193</text:p>
          </table:table-cell>
          <table:table-cell office:value-type="float" office:value="822.36414" calcext:value-type="float">
            <text:p>822.36414</text:p>
          </table:table-cell>
          <table:table-cell office:value-type="float" office:value="46774" calcext:value-type="float">
            <text:p>46774</text:p>
          </table:table-cell>
        </table:table-row>
        <table:table-row table:style-name="ro1">
          <table:table-cell office:value-type="float" office:value="490703" calcext:value-type="float">
            <text:p>490703</text:p>
          </table:table-cell>
          <table:table-cell office:value-type="float" office:value="485524" calcext:value-type="float">
            <text:p>485524</text:p>
          </table:table-cell>
          <table:table-cell office:value-type="float" office:value="2372.0122" calcext:value-type="float">
            <text:p>2372.0122</text:p>
          </table:table-cell>
          <table:table-cell office:value-type="float" office:value="256043" calcext:value-type="float">
            <text:p>256043</text:p>
          </table:table-cell>
          <table:table-cell office:value-type="float" office:value="1371.4938" calcext:value-type="float">
            <text:p>1371.4938</text:p>
          </table:table-cell>
          <table:table-cell office:value-type="float" office:value="113489" calcext:value-type="float">
            <text:p>113489</text:p>
          </table:table-cell>
        </table:table-row>
        <table:table-row table:style-name="ro1">
          <table:table-cell office:value-type="float" office:value="606660" calcext:value-type="float">
            <text:p>606660</text:p>
          </table:table-cell>
          <table:table-cell office:value-type="float" office:value="346621" calcext:value-type="float">
            <text:p>346621</text:p>
          </table:table-cell>
          <table:table-cell office:value-type="float" office:value="1956.0117" calcext:value-type="float">
            <text:p>1956.0117</text:p>
          </table:table-cell>
          <table:table-cell office:value-type="float" office:value="190385" calcext:value-type="float">
            <text:p>190385</text:p>
          </table:table-cell>
          <table:table-cell office:value-type="float" office:value="972.18286" calcext:value-type="float">
            <text:p>972.18286</text:p>
          </table:table-cell>
          <table:table-cell office:value-type="float" office:value="69438" calcext:value-type="float">
            <text:p>69438</text:p>
          </table:table-cell>
        </table:table-row>
        <table:table-row table:style-name="ro1">
          <table:table-cell office:value-type="float" office:value="104658" calcext:value-type="float">
            <text:p>104658</text:p>
          </table:table-cell>
          <table:table-cell office:value-type="float" office:value="254764" calcext:value-type="float">
            <text:p>254764</text:p>
          </table:table-cell>
          <table:table-cell office:value-type="float" office:value="1452.2887" calcext:value-type="float">
            <text:p>1452.2887</text:p>
          </table:table-cell>
          <table:table-cell office:value-type="float" office:value="152235" calcext:value-type="float">
            <text:p>152235</text:p>
          </table:table-cell>
          <table:table-cell office:value-type="float" office:value="840.063" calcext:value-type="float">
            <text:p>840.063</text:p>
          </table:table-cell>
          <table:table-cell office:value-type="float" office:value="42957" calcext:value-type="float">
            <text:p>42957</text:p>
          </table:table-cell>
        </table:table-row>
        <table:table-row table:style-name="ro1">
          <table:table-cell office:value-type="float" office:value="314740" calcext:value-type="float">
            <text:p>314740</text:p>
          </table:table-cell>
          <table:table-cell office:value-type="float" office:value="162142" calcext:value-type="float">
            <text:p>162142</text:p>
          </table:table-cell>
          <table:table-cell office:value-type="float" office:value="2680.986" calcext:value-type="float">
            <text:p>2680.986</text:p>
          </table:table-cell>
          <table:table-cell office:value-type="float" office:value="261790" calcext:value-type="float">
            <text:p>261790</text:p>
          </table:table-cell>
          <table:table-cell office:value-type="float" office:value="874.4659" calcext:value-type="float">
            <text:p>874.4659</text:p>
          </table:table-cell>
          <table:table-cell office:value-type="float" office:value="58564" calcext:value-type="float">
            <text:p>58564</text:p>
          </table:table-cell>
        </table:table-row>
        <table:table-row table:style-name="ro1">
          <table:table-cell office:value-type="float" office:value="333256" calcext:value-type="float">
            <text:p>333256</text:p>
          </table:table-cell>
          <table:table-cell office:value-type="float" office:value="399914" calcext:value-type="float">
            <text:p>399914</text:p>
          </table:table-cell>
          <table:table-cell office:value-type="float" office:value="3161.2502" calcext:value-type="float">
            <text:p>3161.2502</text:p>
          </table:table-cell>
          <table:table-cell office:value-type="float" office:value="307475" calcext:value-type="float">
            <text:p>307475</text:p>
          </table:table-cell>
          <table:table-cell office:value-type="float" office:value="1346.5708" calcext:value-type="float">
            <text:p>1346.5708</text:p>
          </table:table-cell>
          <table:table-cell office:value-type="float" office:value="109088" calcext:value-type="float">
            <text:p>109088</text:p>
          </table:table-cell>
        </table:table-row>
        <table:table-row table:style-name="ro1">
          <table:table-cell office:value-type="float" office:value="404873" calcext:value-type="float">
            <text:p>404873</text:p>
          </table:table-cell>
          <table:table-cell office:value-type="float" office:value="299034" calcext:value-type="float">
            <text:p>299034</text:p>
          </table:table-cell>
          <table:table-cell office:value-type="float" office:value="4093.6582" calcext:value-type="float">
            <text:p>4093.6582</text:p>
          </table:table-cell>
          <table:table-cell office:value-type="float" office:value="411413" calcext:value-type="float">
            <text:p>411413</text:p>
          </table:table-cell>
          <table:table-cell office:value-type="float" office:value="1530.4285" calcext:value-type="float">
            <text:p>1530.4285</text:p>
          </table:table-cell>
          <table:table-cell office:value-type="float" office:value="129792" calcext:value-type="float">
            <text:p>129792</text:p>
          </table:table-cell>
        </table:table-row>
        <table:table-row table:style-name="ro1">
          <table:table-cell office:value-type="float" office:value="231164" calcext:value-type="float">
            <text:p>231164</text:p>
          </table:table-cell>
          <table:table-cell office:value-type="float" office:value="7215" calcext:value-type="float">
            <text:p>7215</text:p>
          </table:table-cell>
          <table:table-cell office:value-type="float" office:value="3893.6702" calcext:value-type="float">
            <text:p>3893.6702</text:p>
          </table:table-cell>
          <table:table-cell office:value-type="float" office:value="391675" calcext:value-type="float">
            <text:p>391675</text:p>
          </table:table-cell>
          <table:table-cell office:value-type="float" office:value="1204.574" calcext:value-type="float">
            <text:p>1204.574</text:p>
          </table:table-cell>
          <table:table-cell office:value-type="float" office:value="97950" calcext:value-type="float">
            <text:p>97950</text:p>
          </table:table-cell>
        </table:table-row>
        <table:table-row table:style-name="ro1">
          <table:table-cell office:value-type="float" office:value="654647" calcext:value-type="float">
            <text:p>654647</text:p>
          </table:table-cell>
          <table:table-cell office:value-type="float" office:value="193279" calcext:value-type="float">
            <text:p>193279</text:p>
          </table:table-cell>
          <table:table-cell office:value-type="float" office:value="4379.5654" calcext:value-type="float">
            <text:p>4379.5654</text:p>
          </table:table-cell>
          <table:table-cell office:value-type="float" office:value="416281" calcext:value-type="float">
            <text:p>416281</text:p>
          </table:table-cell>
          <table:table-cell office:value-type="float" office:value="1300.0627" calcext:value-type="float">
            <text:p>1300.0627</text:p>
          </table:table-cell>
          <table:table-cell office:value-type="float" office:value="100564" calcext:value-type="float">
            <text:p>100564</text:p>
          </table:table-cell>
        </table:table-row>
        <table:table-row table:style-name="ro1">
          <table:table-cell office:value-type="float" office:value="76627" calcext:value-type="float">
            <text:p>76627</text:p>
          </table:table-cell>
          <table:table-cell office:value-type="float" office:value="316000" calcext:value-type="float">
            <text:p>316000</text:p>
          </table:table-cell>
          <table:table-cell office:value-type="float" office:value="1923.6284" calcext:value-type="float">
            <text:p>1923.6284</text:p>
          </table:table-cell>
          <table:table-cell office:value-type="float" office:value="188940" calcext:value-type="float">
            <text:p>188940</text:p>
          </table:table-cell>
          <table:table-cell office:value-type="float" office:value="979.57684" calcext:value-type="float">
            <text:p>979.57684</text:p>
          </table:table-cell>
          <table:table-cell office:value-type="float" office:value="73262" calcext:value-type="float">
            <text:p>73262</text:p>
          </table:table-cell>
        </table:table-row>
        <table:table-row table:style-name="ro1">
          <table:table-cell office:value-type="float" office:value="17236" calcext:value-type="float">
            <text:p>17236</text:p>
          </table:table-cell>
          <table:table-cell office:value-type="float" office:value="218904" calcext:value-type="float">
            <text:p>218904</text:p>
          </table:table-cell>
          <table:table-cell office:value-type="float" office:value="1960.4626" calcext:value-type="float">
            <text:p>1960.4626</text:p>
          </table:table-cell>
          <table:table-cell office:value-type="float" office:value="195610" calcext:value-type="float">
            <text:p>195610</text:p>
          </table:table-cell>
          <table:table-cell office:value-type="float" office:value="1160.9325" calcext:value-type="float">
            <text:p>1160.9325</text:p>
          </table:table-cell>
          <table:table-cell office:value-type="float" office:value="86320" calcext:value-type="float">
            <text:p>86320</text:p>
          </table:table-cell>
        </table:table-row>
        <table:table-row table:style-name="ro1">
          <table:table-cell office:value-type="float" office:value="378426" calcext:value-type="float">
            <text:p>378426</text:p>
          </table:table-cell>
          <table:table-cell office:value-type="float" office:value="49785" calcext:value-type="float">
            <text:p>49785</text:p>
          </table:table-cell>
          <table:table-cell office:value-type="float" office:value="1023.15924" calcext:value-type="float">
            <text:p>1023.15924</text:p>
          </table:table-cell>
          <table:table-cell office:value-type="float" office:value="99755" calcext:value-type="float">
            <text:p>99755</text:p>
          </table:table-cell>
          <table:table-cell office:value-type="float" office:value="645.992" calcext:value-type="float">
            <text:p>645.992</text:p>
          </table:table-cell>
          <table:table-cell office:value-type="float" office:value="24042" calcext:value-type="float">
            <text:p>24042</text:p>
          </table:table-cell>
        </table:table-row>
        <table:table-row table:style-name="ro1">
          <table:table-cell office:value-type="float" office:value="418354" calcext:value-type="float">
            <text:p>418354</text:p>
          </table:table-cell>
          <table:table-cell office:value-type="float" office:value="610680" calcext:value-type="float">
            <text:p>610680</text:p>
          </table:table-cell>
          <table:table-cell office:value-type="float" office:value="1616.7072" calcext:value-type="float">
            <text:p>1616.7072</text:p>
          </table:table-cell>
          <table:table-cell office:value-type="float" office:value="174417" calcext:value-type="float">
            <text:p>174417</text:p>
          </table:table-cell>
          <table:table-cell office:value-type="float" office:value="810.92694" calcext:value-type="float">
            <text:p>810.92694</text:p>
          </table:table-cell>
          <table:table-cell office:value-type="float" office:value="57117" calcext:value-type="float">
            <text:p>57117</text:p>
          </table:table-cell>
        </table:table-row>
        <table:table-row table:style-name="ro1">
          <table:table-cell office:value-type="float" office:value="248183" calcext:value-type="float">
            <text:p>248183</text:p>
          </table:table-cell>
          <table:table-cell office:value-type="float" office:value="541583" calcext:value-type="float">
            <text:p>541583</text:p>
          </table:table-cell>
          <table:table-cell office:value-type="float" office:value="719.5358" calcext:value-type="float">
            <text:p>719.5358</text:p>
          </table:table-cell>
          <table:table-cell office:value-type="float" office:value="78342" calcext:value-type="float">
            <text:p>78342</text:p>
          </table:table-cell>
          <table:table-cell office:value-type="float" office:value="530.43866" calcext:value-type="float">
            <text:p>530.43866</text:p>
          </table:table-cell>
          <table:table-cell office:value-type="float" office:value="12012" calcext:value-type="float">
            <text:p>12012</text:p>
          </table:table-cell>
        </table:table-row>
        <table:table-row table:style-name="ro1">
          <table:table-cell office:value-type="float" office:value="149655" calcext:value-type="float">
            <text:p>149655</text:p>
          </table:table-cell>
          <table:table-cell office:value-type="float" office:value="632284" calcext:value-type="float">
            <text:p>632284</text:p>
          </table:table-cell>
          <table:table-cell office:value-type="float" office:value="2636.193" calcext:value-type="float">
            <text:p>2636.193</text:p>
          </table:table-cell>
          <table:table-cell office:value-type="float" office:value="258675" calcext:value-type="float">
            <text:p>258675</text:p>
          </table:table-cell>
          <table:table-cell office:value-type="float" office:value="1432.0063" calcext:value-type="float">
            <text:p>1432.0063</text:p>
          </table:table-cell>
          <table:table-cell office:value-type="float" office:value="116608" calcext:value-type="float">
            <text:p>116608</text:p>
          </table:table-cell>
        </table:table-row>
        <table:table-row table:style-name="ro1">
          <table:table-cell office:value-type="float" office:value="634671" calcext:value-type="float">
            <text:p>634671</text:p>
          </table:table-cell>
          <table:table-cell office:value-type="float" office:value="434815" calcext:value-type="float">
            <text:p>434815</text:p>
          </table:table-cell>
          <table:table-cell office:value-type="float" office:value="3723.6528" calcext:value-type="float">
            <text:p>3723.6528</text:p>
          </table:table-cell>
          <table:table-cell office:value-type="float" office:value="381775" calcext:value-type="float">
            <text:p>381775</text:p>
          </table:table-cell>
          <table:table-cell office:value-type="float" office:value="1326.6431" calcext:value-type="float">
            <text:p>1326.6431</text:p>
          </table:table-cell>
          <table:table-cell office:value-type="float" office:value="112708" calcext:value-type="float">
            <text:p>112708</text:p>
          </table:table-cell>
        </table:table-row>
        <table:table-row table:style-name="ro1">
          <table:table-cell office:value-type="float" office:value="559804" calcext:value-type="float">
            <text:p>559804</text:p>
          </table:table-cell>
          <table:table-cell office:value-type="float" office:value="134658" calcext:value-type="float">
            <text:p>134658</text:p>
          </table:table-cell>
          <table:table-cell office:value-type="float" office:value="3317.622" calcext:value-type="float">
            <text:p>3317.622</text:p>
          </table:table-cell>
          <table:table-cell office:value-type="float" office:value="333595" calcext:value-type="float">
            <text:p>333595</text:p>
          </table:table-cell>
          <table:table-cell office:value-type="float" office:value="1607.3151" calcext:value-type="float">
            <text:p>1607.3151</text:p>
          </table:table-cell>
          <table:table-cell office:value-type="float" office:value="124841" calcext:value-type="float">
            <text:p>124841</text:p>
          </table:table-cell>
        </table:table-row>
        <table:table-row table:style-name="ro1">
          <table:table-cell office:value-type="float" office:value="600641" calcext:value-type="float">
            <text:p>600641</text:p>
          </table:table-cell>
          <table:table-cell office:value-type="float" office:value="288395" calcext:value-type="float">
            <text:p>288395</text:p>
          </table:table-cell>
          <table:table-cell office:value-type="float" office:value="2255.0767" calcext:value-type="float">
            <text:p>2255.0767</text:p>
          </table:table-cell>
          <table:table-cell office:value-type="float" office:value="221703" calcext:value-type="float">
            <text:p>221703</text:p>
          </table:table-cell>
          <table:table-cell office:value-type="float" office:value="1477.2611" calcext:value-type="float">
            <text:p>1477.2611</text:p>
          </table:table-cell>
          <table:table-cell office:value-type="float" office:value="122701" calcext:value-type="float">
            <text:p>122701</text:p>
          </table:table-cell>
        </table:table-row>
        <table:table-row table:style-name="ro1">
          <table:table-cell office:value-type="float" office:value="223703" calcext:value-type="float">
            <text:p>223703</text:p>
          </table:table-cell>
          <table:table-cell office:value-type="float" office:value="30891" calcext:value-type="float">
            <text:p>30891</text:p>
          </table:table-cell>
          <table:table-cell office:value-type="float" office:value="2148.776" calcext:value-type="float">
            <text:p>2148.776</text:p>
          </table:table-cell>
          <table:table-cell office:value-type="float" office:value="229761" calcext:value-type="float">
            <text:p>229761</text:p>
          </table:table-cell>
          <table:table-cell office:value-type="float" office:value="942.91846" calcext:value-type="float">
            <text:p>942.91846</text:p>
          </table:table-cell>
          <table:table-cell office:value-type="float" office:value="73638" calcext:value-type="float">
            <text:p>73638</text:p>
          </table:table-cell>
        </table:table-row>
        <table:table-row table:style-name="ro1">
          <table:table-cell office:value-type="float" office:value="533688" calcext:value-type="float">
            <text:p>533688</text:p>
          </table:table-cell>
          <table:table-cell office:value-type="float" office:value="139963" calcext:value-type="float">
            <text:p>139963</text:p>
          </table:table-cell>
          <table:table-cell office:value-type="float" office:value="4197.829" calcext:value-type="float">
            <text:p>4197.829</text:p>
          </table:table-cell>
          <table:table-cell office:value-type="float" office:value="410440" calcext:value-type="float">
            <text:p>410440</text:p>
          </table:table-cell>
          <table:table-cell office:value-type="float" office:value="1301.0002" calcext:value-type="float">
            <text:p>1301.0002</text:p>
          </table:table-cell>
          <table:table-cell office:value-type="float" office:value="106746" calcext:value-type="float">
            <text:p>106746</text:p>
          </table:table-cell>
        </table:table-row>
        <table:table-row table:style-name="ro1">
          <table:table-cell office:value-type="float" office:value="504524" calcext:value-type="float">
            <text:p>504524</text:p>
          </table:table-cell>
          <table:table-cell office:value-type="float" office:value="25121" calcext:value-type="float">
            <text:p>25121</text:p>
          </table:table-cell>
          <table:table-cell office:value-type="float" office:value="3189.974" calcext:value-type="float">
            <text:p>3189.974</text:p>
          </table:table-cell>
          <table:table-cell office:value-type="float" office:value="283753" calcext:value-type="float">
            <text:p>283753</text:p>
          </table:table-cell>
          <table:table-cell office:value-type="float" office:value="843.33417" calcext:value-type="float">
            <text:p>843.33417</text:p>
          </table:table-cell>
          <table:table-cell office:value-type="float" office:value="50897" calcext:value-type="float">
            <text:p>50897</text:p>
          </table:table-cell>
        </table:table-row>
        <table:table-row table:style-name="ro1">
          <table:table-cell office:value-type="float" office:value="207021" calcext:value-type="float">
            <text:p>207021</text:p>
          </table:table-cell>
          <table:table-cell office:value-type="float" office:value="529385" calcext:value-type="float">
            <text:p>529385</text:p>
          </table:table-cell>
          <table:table-cell office:value-type="float" office:value="1724.2574" calcext:value-type="float">
            <text:p>1724.2574</text:p>
          </table:table-cell>
          <table:table-cell office:value-type="float" office:value="165191" calcext:value-type="float">
            <text:p>165191</text:p>
          </table:table-cell>
          <table:table-cell office:value-type="float" office:value="1056.55" calcext:value-type="float">
            <text:p>1056.55</text:p>
          </table:table-cell>
          <table:table-cell office:value-type="float" office:value="75181" calcext:value-type="float">
            <text:p>75181</text:p>
          </table:table-cell>
        </table:table-row>
        <table:table-row table:style-name="ro1">
          <table:table-cell office:value-type="float" office:value="552888" calcext:value-type="float">
            <text:p>552888</text:p>
          </table:table-cell>
          <table:table-cell office:value-type="float" office:value="577173" calcext:value-type="float">
            <text:p>577173</text:p>
          </table:table-cell>
          <table:table-cell office:value-type="float" office:value="2043.321" calcext:value-type="float">
            <text:p>2043.321</text:p>
          </table:table-cell>
          <table:table-cell office:value-type="float" office:value="217709" calcext:value-type="float">
            <text:p>217709</text:p>
          </table:table-cell>
          <table:table-cell office:value-type="float" office:value="796.39703" calcext:value-type="float">
            <text:p>796.39703</text:p>
          </table:table-cell>
          <table:table-cell office:value-type="float" office:value="57260" calcext:value-type="float">
            <text:p>57260</text:p>
          </table:table-cell>
        </table:table-row>
        <table:table-row table:style-name="ro1">
          <table:table-cell office:value-type="float" office:value="339530" calcext:value-type="float">
            <text:p>339530</text:p>
          </table:table-cell>
          <table:table-cell office:value-type="float" office:value="654749" calcext:value-type="float">
            <text:p>654749</text:p>
          </table:table-cell>
          <table:table-cell office:value-type="float" office:value="2827.3687" calcext:value-type="float">
            <text:p>2827.3687</text:p>
          </table:table-cell>
          <table:table-cell office:value-type="float" office:value="281522" calcext:value-type="float">
            <text:p>281522</text:p>
          </table:table-cell>
          <table:table-cell office:value-type="float" office:value="1168.6045" calcext:value-type="float">
            <text:p>1168.6045</text:p>
          </table:table-cell>
          <table:table-cell office:value-type="float" office:value="93689" calcext:value-type="float">
            <text:p>93689</text:p>
          </table:table-cell>
        </table:table-row>
        <table:table-row table:style-name="ro1">
          <table:table-cell office:value-type="float" office:value="79149" calcext:value-type="float">
            <text:p>79149</text:p>
          </table:table-cell>
          <table:table-cell office:value-type="float" office:value="284305" calcext:value-type="float">
            <text:p>284305</text:p>
          </table:table-cell>
          <table:table-cell office:value-type="float" office:value="2046.0444" calcext:value-type="float">
            <text:p>2046.0444</text:p>
          </table:table-cell>
          <table:table-cell office:value-type="float" office:value="201542" calcext:value-type="float">
            <text:p>201542</text:p>
          </table:table-cell>
          <table:table-cell office:value-type="float" office:value="930.5391" calcext:value-type="float">
            <text:p>930.5391</text:p>
          </table:table-cell>
          <table:table-cell office:value-type="float" office:value="70211" calcext:value-type="float">
            <text:p>70211</text:p>
          </table:table-cell>
        </table:table-row>
        <table:table-row table:style-name="ro1">
          <table:table-cell office:value-type="float" office:value="539433" calcext:value-type="float">
            <text:p>539433</text:p>
          </table:table-cell>
          <table:table-cell office:value-type="float" office:value="638722" calcext:value-type="float">
            <text:p>638722</text:p>
          </table:table-cell>
          <table:table-cell office:value-type="float" office:value="1281.3655" calcext:value-type="float">
            <text:p>1281.3655</text:p>
          </table:table-cell>
          <table:table-cell office:value-type="float" office:value="146553" calcext:value-type="float">
            <text:p>146553</text:p>
          </table:table-cell>
          <table:table-cell office:value-type="float" office:value="971.9267" calcext:value-type="float">
            <text:p>971.9267</text:p>
          </table:table-cell>
          <table:table-cell office:value-type="float" office:value="65288" calcext:value-type="float">
            <text:p>65288</text:p>
          </table:table-cell>
        </table:table-row>
        <table:table-row table:style-name="ro1">
          <table:table-cell office:value-type="float" office:value="547910" calcext:value-type="float">
            <text:p>547910</text:p>
          </table:table-cell>
          <table:table-cell office:value-type="float" office:value="228973" calcext:value-type="float">
            <text:p>228973</text:p>
          </table:table-cell>
          <table:table-cell office:value-type="float" office:value="1685.9703" calcext:value-type="float">
            <text:p>1685.9703</text:p>
          </table:table-cell>
          <table:table-cell office:value-type="float" office:value="168899" calcext:value-type="float">
            <text:p>168899</text:p>
          </table:table-cell>
          <table:table-cell office:value-type="float" office:value="963.17053" calcext:value-type="float">
            <text:p>963.17053</text:p>
          </table:table-cell>
          <table:table-cell office:value-type="float" office:value="74457" calcext:value-type="float">
            <text:p>74457</text:p>
          </table:table-cell>
        </table:table-row>
        <table:table-row table:style-name="ro1">
          <table:table-cell office:value-type="float" office:value="158093" calcext:value-type="float">
            <text:p>158093</text:p>
          </table:table-cell>
          <table:table-cell office:value-type="float" office:value="298769" calcext:value-type="float">
            <text:p>298769</text:p>
          </table:table-cell>
          <table:table-cell office:value-type="float" office:value="2825.4968" calcext:value-type="float">
            <text:p>2825.4968</text:p>
          </table:table-cell>
          <table:table-cell office:value-type="float" office:value="302017" calcext:value-type="float">
            <text:p>302017</text:p>
          </table:table-cell>
          <table:table-cell office:value-type="float" office:value="1609.4141" calcext:value-type="float">
            <text:p>1609.4141</text:p>
          </table:table-cell>
          <table:table-cell office:value-type="float" office:value="137972" calcext:value-type="float">
            <text:p>137972</text:p>
          </table:table-cell>
        </table:table-row>
        <table:table-row table:style-name="ro1">
          <table:table-cell office:value-type="float" office:value="77781" calcext:value-type="float">
            <text:p>77781</text:p>
          </table:table-cell>
          <table:table-cell office:value-type="float" office:value="408749" calcext:value-type="float">
            <text:p>408749</text:p>
          </table:table-cell>
          <table:table-cell office:value-type="float" office:value="3071.095" calcext:value-type="float">
            <text:p>3071.095</text:p>
          </table:table-cell>
          <table:table-cell office:value-type="float" office:value="305974" calcext:value-type="float">
            <text:p>305974</text:p>
          </table:table-cell>
          <table:table-cell office:value-type="float" office:value="1138.9135" calcext:value-type="float">
            <text:p>1138.9135</text:p>
          </table:table-cell>
          <table:table-cell office:value-type="float" office:value="92037" calcext:value-type="float">
            <text:p>92037</text:p>
          </table:table-cell>
        </table:table-row>
        <table:table-row table:style-name="ro1">
          <table:table-cell office:value-type="float" office:value="503336" calcext:value-type="float">
            <text:p>503336</text:p>
          </table:table-cell>
          <table:table-cell office:value-type="float" office:value="71167" calcext:value-type="float">
            <text:p>71167</text:p>
          </table:table-cell>
          <table:table-cell office:value-type="float" office:value="1894.1526" calcext:value-type="float">
            <text:p>1894.1526</text:p>
          </table:table-cell>
          <table:table-cell office:value-type="float" office:value="160895" calcext:value-type="float">
            <text:p>160895</text:p>
          </table:table-cell>
          <table:table-cell office:value-type="float" office:value="1243.4381" calcext:value-type="float">
            <text:p>1243.4381</text:p>
          </table:table-cell>
          <table:table-cell office:value-type="float" office:value="86475" calcext:value-type="float">
            <text:p>86475</text:p>
          </table:table-cell>
        </table:table-row>
        <table:table-row table:style-name="ro1">
          <table:table-cell office:value-type="float" office:value="265886" calcext:value-type="float">
            <text:p>265886</text:p>
          </table:table-cell>
          <table:table-cell office:value-type="float" office:value="84774" calcext:value-type="float">
            <text:p>84774</text:p>
          </table:table-cell>
          <table:table-cell office:value-type="float" office:value="1086.3351" calcext:value-type="float">
            <text:p>1086.3351</text:p>
          </table:table-cell>
          <table:table-cell office:value-type="float" office:value="114608" calcext:value-type="float">
            <text:p>114608</text:p>
          </table:table-cell>
          <table:table-cell office:value-type="float" office:value="812.96136" calcext:value-type="float">
            <text:p>812.96136</text:p>
          </table:table-cell>
          <table:table-cell office:value-type="float" office:value="59741" calcext:value-type="float">
            <text:p>59741</text:p>
          </table:table-cell>
        </table:table-row>
        <table:table-row table:style-name="ro1">
          <table:table-cell office:value-type="float" office:value="252888" calcext:value-type="float">
            <text:p>252888</text:p>
          </table:table-cell>
          <table:table-cell office:value-type="float" office:value="427795" calcext:value-type="float">
            <text:p>427795</text:p>
          </table:table-cell>
          <table:table-cell office:value-type="float" office:value="915.372" calcext:value-type="float">
            <text:p>915.372</text:p>
          </table:table-cell>
          <table:table-cell office:value-type="float" office:value="91769" calcext:value-type="float">
            <text:p>91769</text:p>
          </table:table-cell>
          <table:table-cell office:value-type="float" office:value="904.0274" calcext:value-type="float">
            <text:p>904.0274</text:p>
          </table:table-cell>
          <table:table-cell office:value-type="float" office:value="69719" calcext:value-type="float">
            <text:p>69719</text:p>
          </table:table-cell>
        </table:table-row>
        <table:table-row table:style-name="ro1">
          <table:table-cell office:value-type="float" office:value="455797" calcext:value-type="float">
            <text:p>455797</text:p>
          </table:table-cell>
          <table:table-cell office:value-type="float" office:value="613904" calcext:value-type="float">
            <text:p>613904</text:p>
          </table:table-cell>
          <table:table-cell office:value-type="float" office:value="4754.871" calcext:value-type="float">
            <text:p>4754.871</text:p>
          </table:table-cell>
          <table:table-cell office:value-type="float" office:value="446436" calcext:value-type="float">
            <text:p>446436</text:p>
          </table:table-cell>
          <table:table-cell office:value-type="float" office:value="1653.9052" calcext:value-type="float">
            <text:p>1653.9052</text:p>
          </table:table-cell>
          <table:table-cell office:value-type="float" office:value="139961" calcext:value-type="float">
            <text:p>139961</text:p>
          </table:table-cell>
        </table:table-row>
        <table:table-row table:style-name="ro1">
          <table:table-cell office:value-type="float" office:value="304218" calcext:value-type="float">
            <text:p>304218</text:p>
          </table:table-cell>
          <table:table-cell office:value-type="float" office:value="607180" calcext:value-type="float">
            <text:p>607180</text:p>
          </table:table-cell>
          <table:table-cell office:value-type="float" office:value="1320.4489" calcext:value-type="float">
            <text:p>1320.4489</text:p>
          </table:table-cell>
          <table:table-cell office:value-type="float" office:value="129059" calcext:value-type="float">
            <text:p>129059</text:p>
          </table:table-cell>
          <table:table-cell office:value-type="float" office:value="525.4024" calcext:value-type="float">
            <text:p>525.4024</text:p>
          </table:table-cell>
          <table:table-cell office:value-type="float" office:value="22619" calcext:value-type="float">
            <text:p>22619</text:p>
          </table:table-cell>
        </table:table-row>
        <table:table-row table:style-name="ro1">
          <table:table-cell office:value-type="float" office:value="506971" calcext:value-type="float">
            <text:p>506971</text:p>
          </table:table-cell>
          <table:table-cell office:value-type="float" office:value="524792" calcext:value-type="float">
            <text:p>524792</text:p>
          </table:table-cell>
          <table:table-cell office:value-type="float" office:value="2793.6438" calcext:value-type="float">
            <text:p>2793.6438</text:p>
          </table:table-cell>
          <table:table-cell office:value-type="float" office:value="287501" calcext:value-type="float">
            <text:p>287501</text:p>
          </table:table-cell>
          <table:table-cell office:value-type="float" office:value="1179.0303" calcext:value-type="float">
            <text:p>1179.0303</text:p>
          </table:table-cell>
          <table:table-cell office:value-type="float" office:value="90969" calcext:value-type="float">
            <text:p>90969</text:p>
          </table:table-cell>
        </table:table-row>
        <table:table-row table:style-name="ro1">
          <table:table-cell office:value-type="float" office:value="574453" calcext:value-type="float">
            <text:p>574453</text:p>
          </table:table-cell>
          <table:table-cell office:value-type="float" office:value="656538" calcext:value-type="float">
            <text:p>656538</text:p>
          </table:table-cell>
          <table:table-cell office:value-type="float" office:value="2897.2546" calcext:value-type="float">
            <text:p>2897.2546</text:p>
          </table:table-cell>
          <table:table-cell office:value-type="float" office:value="289652" calcext:value-type="float">
            <text:p>289652</text:p>
          </table:table-cell>
          <table:table-cell office:value-type="float" office:value="1617.0013" calcext:value-type="float">
            <text:p>1617.0013</text:p>
          </table:table-cell>
          <table:table-cell office:value-type="float" office:value="136772" calcext:value-type="float">
            <text:p>136772</text:p>
          </table:table-cell>
        </table:table-row>
        <table:table-row table:style-name="ro1">
          <table:table-cell office:value-type="float" office:value="261853" calcext:value-type="float">
            <text:p>261853</text:p>
          </table:table-cell>
          <table:table-cell office:value-type="float" office:value="229033" calcext:value-type="float">
            <text:p>229033</text:p>
          </table:table-cell>
          <table:table-cell office:value-type="float" office:value="2313.656" calcext:value-type="float">
            <text:p>2313.656</text:p>
          </table:table-cell>
          <table:table-cell office:value-type="float" office:value="221083" calcext:value-type="float">
            <text:p>221083</text:p>
          </table:table-cell>
          <table:table-cell office:value-type="float" office:value="840.02094" calcext:value-type="float">
            <text:p>840.02094</text:p>
          </table:table-cell>
          <table:table-cell office:value-type="float" office:value="58929" calcext:value-type="float">
            <text:p>58929</text:p>
          </table:table-cell>
        </table:table-row>
        <table:table-row table:style-name="ro1">
          <table:table-cell office:value-type="float" office:value="183097" calcext:value-type="float">
            <text:p>183097</text:p>
          </table:table-cell>
          <table:table-cell office:value-type="float" office:value="396369" calcext:value-type="float">
            <text:p>396369</text:p>
          </table:table-cell>
          <table:table-cell office:value-type="float" office:value="2794.4148" calcext:value-type="float">
            <text:p>2794.4148</text:p>
          </table:table-cell>
          <table:table-cell office:value-type="float" office:value="283384" calcext:value-type="float">
            <text:p>283384</text:p>
          </table:table-cell>
          <table:table-cell office:value-type="float" office:value="857.54395" calcext:value-type="float">
            <text:p>857.54395</text:p>
          </table:table-cell>
          <table:table-cell office:value-type="float" office:value="65835" calcext:value-type="float">
            <text:p>65835</text:p>
          </table:table-cell>
        </table:table-row>
        <table:table-row table:style-name="ro1">
          <table:table-cell office:value-type="float" office:value="282253" calcext:value-type="float">
            <text:p>282253</text:p>
          </table:table-cell>
          <table:table-cell office:value-type="float" office:value="654592" calcext:value-type="float">
            <text:p>654592</text:p>
          </table:table-cell>
          <table:table-cell office:value-type="float" office:value="3385.457" calcext:value-type="float">
            <text:p>3385.457</text:p>
          </table:table-cell>
          <table:table-cell office:value-type="float" office:value="326928" calcext:value-type="float">
            <text:p>326928</text:p>
          </table:table-cell>
          <table:table-cell office:value-type="float" office:value="1483.2566" calcext:value-type="float">
            <text:p>1483.2566</text:p>
          </table:table-cell>
          <table:table-cell office:value-type="float" office:value="123408" calcext:value-type="float">
            <text:p>123408</text:p>
          </table:table-cell>
        </table:table-row>
        <table:table-row table:style-name="ro1">
          <table:table-cell office:value-type="float" office:value="456324" calcext:value-type="float">
            <text:p>456324</text:p>
          </table:table-cell>
          <table:table-cell office:value-type="float" office:value="298167" calcext:value-type="float">
            <text:p>298167</text:p>
          </table:table-cell>
          <table:table-cell office:value-type="float" office:value="3293.0967" calcext:value-type="float">
            <text:p>3293.0967</text:p>
          </table:table-cell>
          <table:table-cell office:value-type="float" office:value="321954" calcext:value-type="float">
            <text:p>321954</text:p>
          </table:table-cell>
          <table:table-cell office:value-type="float" office:value="878.6488" calcext:value-type="float">
            <text:p>878.6488</text:p>
          </table:table-cell>
          <table:table-cell office:value-type="float" office:value="59070" calcext:value-type="float">
            <text:p>59070</text:p>
          </table:table-cell>
        </table:table-row>
        <table:table-row table:style-name="ro1">
          <table:table-cell office:value-type="float" office:value="107217" calcext:value-type="float">
            <text:p>107217</text:p>
          </table:table-cell>
          <table:table-cell office:value-type="float" office:value="89392" calcext:value-type="float">
            <text:p>89392</text:p>
          </table:table-cell>
          <table:table-cell office:value-type="float" office:value="1798.4338" calcext:value-type="float">
            <text:p>1798.4338</text:p>
          </table:table-cell>
          <table:table-cell office:value-type="float" office:value="192304" calcext:value-type="float">
            <text:p>192304</text:p>
          </table:table-cell>
          <table:table-cell office:value-type="float" office:value="1107.7357" calcext:value-type="float">
            <text:p>1107.7357</text:p>
          </table:table-cell>
          <table:table-cell office:value-type="float" office:value="87053" calcext:value-type="float">
            <text:p>87053</text:p>
          </table:table-cell>
        </table:table-row>
        <table:table-row table:style-name="ro1">
          <table:table-cell office:value-type="float" office:value="246794" calcext:value-type="float">
            <text:p>246794</text:p>
          </table:table-cell>
          <table:table-cell office:value-type="float" office:value="206874" calcext:value-type="float">
            <text:p>206874</text:p>
          </table:table-cell>
          <table:table-cell office:value-type="float" office:value="3104.3372" calcext:value-type="float">
            <text:p>3104.3372</text:p>
          </table:table-cell>
          <table:table-cell office:value-type="float" office:value="303733" calcext:value-type="float">
            <text:p>303733</text:p>
          </table:table-cell>
          <table:table-cell office:value-type="float" office:value="1289.3124" calcext:value-type="float">
            <text:p>1289.3124</text:p>
          </table:table-cell>
          <table:table-cell office:value-type="float" office:value="101710" calcext:value-type="float">
            <text:p>101710</text:p>
          </table:table-cell>
        </table:table-row>
        <table:table-row table:style-name="ro1">
          <table:table-cell office:value-type="float" office:value="299544" calcext:value-type="float">
            <text:p>299544</text:p>
          </table:table-cell>
          <table:table-cell office:value-type="float" office:value="302277" calcext:value-type="float">
            <text:p>302277</text:p>
          </table:table-cell>
          <table:table-cell office:value-type="float" office:value="5854.5327" calcext:value-type="float">
            <text:p>5854.5327</text:p>
          </table:table-cell>
          <table:table-cell office:value-type="float" office:value="550006" calcext:value-type="float">
            <text:p>550006</text:p>
          </table:table-cell>
          <table:table-cell office:value-type="float" office:value="2128.2622" calcext:value-type="float">
            <text:p>2128.2622</text:p>
          </table:table-cell>
          <table:table-cell office:value-type="float" office:value="192824" calcext:value-type="float">
            <text:p>192824</text:p>
          </table:table-cell>
        </table:table-row>
        <table:table-row table:style-name="ro1">
          <table:table-cell office:value-type="float" office:value="433439" calcext:value-type="float">
            <text:p>433439</text:p>
          </table:table-cell>
          <table:table-cell office:value-type="float" office:value="407666" calcext:value-type="float">
            <text:p>407666</text:p>
          </table:table-cell>
          <table:table-cell office:value-type="float" office:value="1542.9725" calcext:value-type="float">
            <text:p>1542.9725</text:p>
          </table:table-cell>
          <table:table-cell office:value-type="float" office:value="157931" calcext:value-type="float">
            <text:p>157931</text:p>
          </table:table-cell>
          <table:table-cell office:value-type="float" office:value="884.9222" calcext:value-type="float">
            <text:p>884.9222</text:p>
          </table:table-cell>
          <table:table-cell office:value-type="float" office:value="55781" calcext:value-type="float">
            <text:p>55781</text:p>
          </table:table-cell>
        </table:table-row>
        <table:table-row table:style-name="ro1">
          <table:table-cell office:value-type="float" office:value="148451" calcext:value-type="float">
            <text:p>148451</text:p>
          </table:table-cell>
          <table:table-cell office:value-type="float" office:value="357664" calcext:value-type="float">
            <text:p>357664</text:p>
          </table:table-cell>
          <table:table-cell office:value-type="float" office:value="2584.3967" calcext:value-type="float">
            <text:p>2584.3967</text:p>
          </table:table-cell>
          <table:table-cell office:value-type="float" office:value="258528" calcext:value-type="float">
            <text:p>258528</text:p>
          </table:table-cell>
          <table:table-cell office:value-type="float" office:value="1156.5782" calcext:value-type="float">
            <text:p>1156.5782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float" office:value="254887" calcext:value-type="float">
            <text:p>254887</text:p>
          </table:table-cell>
          <table:table-cell office:value-type="float" office:value="341193" calcext:value-type="float">
            <text:p>341193</text:p>
          </table:table-cell>
          <table:table-cell office:value-type="float" office:value="3413.402" calcext:value-type="float">
            <text:p>3413.402</text:p>
          </table:table-cell>
          <table:table-cell office:value-type="float" office:value="331608" calcext:value-type="float">
            <text:p>331608</text:p>
          </table:table-cell>
          <table:table-cell office:value-type="float" office:value="854.453" calcext:value-type="float">
            <text:p>854.453</text:p>
          </table:table-cell>
          <table:table-cell office:value-type="float" office:value="56836" calcext:value-type="float">
            <text:p>56836</text:p>
          </table:table-cell>
        </table:table-row>
        <table:table-row table:style-name="ro1">
          <table:table-cell office:value-type="float" office:value="434203" calcext:value-type="float">
            <text:p>434203</text:p>
          </table:table-cell>
          <table:table-cell office:value-type="float" office:value="254523" calcext:value-type="float">
            <text:p>254523</text:p>
          </table:table-cell>
          <table:table-cell office:value-type="float" office:value="3058.8157" calcext:value-type="float">
            <text:p>3058.8157</text:p>
          </table:table-cell>
          <table:table-cell office:value-type="float" office:value="325230" calcext:value-type="float">
            <text:p>325230</text:p>
          </table:table-cell>
          <table:table-cell office:value-type="float" office:value="1956.0907" calcext:value-type="float">
            <text:p>1956.0907</text:p>
          </table:table-cell>
          <table:table-cell office:value-type="float" office:value="176804" calcext:value-type="float">
            <text:p>176804</text:p>
          </table:table-cell>
        </table:table-row>
        <table:table-row table:style-name="ro1">
          <table:table-cell office:value-type="float" office:value="294985" calcext:value-type="float">
            <text:p>294985</text:p>
          </table:table-cell>
          <table:table-cell office:value-type="float" office:value="399801" calcext:value-type="float">
            <text:p>399801</text:p>
          </table:table-cell>
          <table:table-cell office:value-type="float" office:value="1536.6775" calcext:value-type="float">
            <text:p>1536.6775</text:p>
          </table:table-cell>
          <table:table-cell office:value-type="float" office:value="159416" calcext:value-type="float">
            <text:p>159416</text:p>
          </table:table-cell>
          <table:table-cell office:value-type="float" office:value="659.1254" calcext:value-type="float">
            <text:p>659.1254</text:p>
          </table:table-cell>
          <table:table-cell office:value-type="float" office:value="34275" calcext:value-type="float">
            <text:p>34275</text:p>
          </table:table-cell>
        </table:table-row>
        <table:table-row table:style-name="ro1">
          <table:table-cell office:value-type="float" office:value="63164" calcext:value-type="float">
            <text:p>63164</text:p>
          </table:table-cell>
          <table:table-cell office:value-type="float" office:value="498178" calcext:value-type="float">
            <text:p>498178</text:p>
          </table:table-cell>
          <table:table-cell office:value-type="float" office:value="2441.838" calcext:value-type="float">
            <text:p>2441.838</text:p>
          </table:table-cell>
          <table:table-cell office:value-type="float" office:value="237956" calcext:value-type="float">
            <text:p>237956</text:p>
          </table:table-cell>
          <table:table-cell office:value-type="float" office:value="791.7056" calcext:value-type="float">
            <text:p>791.7056</text:p>
          </table:table-cell>
          <table:table-cell office:value-type="float" office:value="53525" calcext:value-type="float">
            <text:p>53525</text:p>
          </table:table-cell>
        </table:table-row>
        <table:table-row table:style-name="ro1">
          <table:table-cell office:value-type="float" office:value="211218" calcext:value-type="float">
            <text:p>211218</text:p>
          </table:table-cell>
          <table:table-cell office:value-type="float" office:value="148802" calcext:value-type="float">
            <text:p>148802</text:p>
          </table:table-cell>
          <table:table-cell office:value-type="float" office:value="1257.8185" calcext:value-type="float">
            <text:p>1257.8185</text:p>
          </table:table-cell>
          <table:table-cell office:value-type="float" office:value="118807" calcext:value-type="float">
            <text:p>118807</text:p>
          </table:table-cell>
          <table:table-cell office:value-type="float" office:value="6519.5186" calcext:value-type="float">
            <text:p>6519.5186</text:p>
          </table:table-cell>
          <table:table-cell office:value-type="float" office:value="647328" calcext:value-type="float">
            <text:p>647328</text:p>
          </table:table-cell>
        </table:table-row>
        <table:table-row table:style-name="ro1">
          <table:table-cell office:value-type="float" office:value="369188" calcext:value-type="float">
            <text:p>369188</text:p>
          </table:table-cell>
          <table:table-cell office:value-type="float" office:value="187349" calcext:value-type="float">
            <text:p>187349</text:p>
          </table:table-cell>
          <table:table-cell office:value-type="float" office:value="3007.6523" calcext:value-type="float">
            <text:p>3007.6523</text:p>
          </table:table-cell>
          <table:table-cell office:value-type="float" office:value="275631" calcext:value-type="float">
            <text:p>275631</text:p>
          </table:table-cell>
          <table:table-cell office:value-type="float" office:value="986.0781" calcext:value-type="float">
            <text:p>986.0781</text:p>
          </table:table-cell>
          <table:table-cell office:value-type="float" office:value="71932" calcext:value-type="float">
            <text:p>71932</text:p>
          </table:table-cell>
        </table:table-row>
        <table:table-row table:style-name="ro1">
          <table:table-cell office:value-type="float" office:value="235008" calcext:value-type="float">
            <text:p>235008</text:p>
          </table:table-cell>
          <table:table-cell office:value-type="float" office:value="318146" calcext:value-type="float">
            <text:p>318146</text:p>
          </table:table-cell>
          <table:table-cell office:value-type="float" office:value="2614.4238" calcext:value-type="float">
            <text:p>2614.4238</text:p>
          </table:table-cell>
          <table:table-cell office:value-type="float" office:value="274922" calcext:value-type="float">
            <text:p>274922</text:p>
          </table:table-cell>
          <table:table-cell office:value-type="float" office:value="1435.933" calcext:value-type="float">
            <text:p>1435.933</text:p>
          </table:table-cell>
          <table:table-cell office:value-type="float" office:value="119069" calcext:value-type="float">
            <text:p>119069</text:p>
          </table:table-cell>
        </table:table-row>
        <table:table-row table:style-name="ro1">
          <table:table-cell office:value-type="float" office:value="464453" calcext:value-type="float">
            <text:p>464453</text:p>
          </table:table-cell>
          <table:table-cell office:value-type="float" office:value="533023" calcext:value-type="float">
            <text:p>533023</text:p>
          </table:table-cell>
          <table:table-cell office:value-type="float" office:value="1408.8379" calcext:value-type="float">
            <text:p>1408.8379</text:p>
          </table:table-cell>
          <table:table-cell office:value-type="float" office:value="135641" calcext:value-type="float">
            <text:p>135641</text:p>
          </table:table-cell>
          <table:table-cell office:value-type="float" office:value="863.79297" calcext:value-type="float">
            <text:p>863.79297</text:p>
          </table:table-cell>
          <table:table-cell office:value-type="float" office:value="52901" calcext:value-type="float">
            <text:p>52901</text:p>
          </table:table-cell>
        </table:table-row>
        <table:table-row table:style-name="ro1">
          <table:table-cell office:value-type="float" office:value="103549" calcext:value-type="float">
            <text:p>103549</text:p>
          </table:table-cell>
          <table:table-cell office:value-type="float" office:value="109096" calcext:value-type="float">
            <text:p>109096</text:p>
          </table:table-cell>
          <table:table-cell office:value-type="float" office:value="3965.2397" calcext:value-type="float">
            <text:p>3965.2397</text:p>
          </table:table-cell>
          <table:table-cell office:value-type="float" office:value="371066" calcext:value-type="float">
            <text:p>371066</text:p>
          </table:table-cell>
          <table:table-cell office:value-type="float" office:value="2298.5688" calcext:value-type="float">
            <text:p>2298.5688</text:p>
          </table:table-cell>
          <table:table-cell office:value-type="float" office:value="160527" calcext:value-type="float">
            <text:p>160527</text:p>
          </table:table-cell>
        </table:table-row>
        <table:table-row table:style-name="ro1">
          <table:table-cell office:value-type="float" office:value="419587" calcext:value-type="float">
            <text:p>419587</text:p>
          </table:table-cell>
          <table:table-cell office:value-type="float" office:value="160651" calcext:value-type="float">
            <text:p>160651</text:p>
          </table:table-cell>
          <table:table-cell office:value-type="float" office:value="3690.0874" calcext:value-type="float">
            <text:p>3690.0874</text:p>
          </table:table-cell>
          <table:table-cell office:value-type="float" office:value="373037" calcext:value-type="float">
            <text:p>373037</text:p>
          </table:table-cell>
          <table:table-cell office:value-type="float" office:value="1420.0095" calcext:value-type="float">
            <text:p>1420.0095</text:p>
          </table:table-cell>
          <table:table-cell office:value-type="float" office:value="125151" calcext:value-type="float">
            <text:p>125151</text:p>
          </table:table-cell>
        </table:table-row>
        <table:table-row table:style-name="ro1">
          <table:table-cell office:value-type="float" office:value="349920" calcext:value-type="float">
            <text:p>349920</text:p>
          </table:table-cell>
          <table:table-cell office:value-type="float" office:value="135170" calcext:value-type="float">
            <text:p>135170</text:p>
          </table:table-cell>
          <table:table-cell office:value-type="float" office:value="1073.1356" calcext:value-type="float">
            <text:p>1073.1356</text:p>
          </table:table-cell>
          <table:table-cell office:value-type="float" office:value="96679" calcext:value-type="float">
            <text:p>96679</text:p>
          </table:table-cell>
          <table:table-cell office:value-type="float" office:value="565.20135" calcext:value-type="float">
            <text:p>565.20135</text:p>
          </table:table-cell>
          <table:table-cell office:value-type="float" office:value="31171" calcext:value-type="float">
            <text:p>31171</text:p>
          </table:table-cell>
        </table:table-row>
        <table:table-row table:style-name="ro1">
          <table:table-cell office:value-type="float" office:value="176698" calcext:value-type="float">
            <text:p>176698</text:p>
          </table:table-cell>
          <table:table-cell office:value-type="float" office:value="275307" calcext:value-type="float">
            <text:p>275307</text:p>
          </table:table-cell>
          <table:table-cell office:value-type="float" office:value="992.6025" calcext:value-type="float">
            <text:p>992.6025</text:p>
          </table:table-cell>
          <table:table-cell office:value-type="float" office:value="91167" calcext:value-type="float">
            <text:p>91167</text:p>
          </table:table-cell>
          <table:table-cell office:value-type="float" office:value="564.6578" calcext:value-type="float">
            <text:p>564.6578</text:p>
          </table:table-cell>
          <table:table-cell office:value-type="float" office:value="19842" calcext:value-type="float">
            <text:p>19842</text:p>
          </table:table-cell>
        </table:table-row>
        <table:table-row table:style-name="ro1">
          <table:table-cell office:value-type="float" office:value="201422" calcext:value-type="float">
            <text:p>201422</text:p>
          </table:table-cell>
          <table:table-cell office:value-type="float" office:value="504021" calcext:value-type="float">
            <text:p>504021</text:p>
          </table:table-cell>
          <table:table-cell office:value-type="float" office:value="2968.127" calcext:value-type="float">
            <text:p>2968.127</text:p>
          </table:table-cell>
          <table:table-cell office:value-type="float" office:value="308564" calcext:value-type="float">
            <text:p>308564</text:p>
          </table:table-cell>
          <table:table-cell office:value-type="float" office:value="1730.9673" calcext:value-type="float">
            <text:p>1730.9673</text:p>
          </table:table-cell>
          <table:table-cell office:value-type="float" office:value="153615" calcext:value-type="float">
            <text:p>153615</text:p>
          </table:table-cell>
        </table:table-row>
        <table:table-row table:style-name="ro1">
          <table:table-cell office:value-type="float" office:value="510285" calcext:value-type="float">
            <text:p>510285</text:p>
          </table:table-cell>
          <table:table-cell office:value-type="float" office:value="113301" calcext:value-type="float">
            <text:p>113301</text:p>
          </table:table-cell>
          <table:table-cell office:value-type="float" office:value="2929.1084" calcext:value-type="float">
            <text:p>2929.1084</text:p>
          </table:table-cell>
          <table:table-cell office:value-type="float" office:value="283625" calcext:value-type="float">
            <text:p>283625</text:p>
          </table:table-cell>
          <table:table-cell office:value-type="float" office:value="867.3397" calcext:value-type="float">
            <text:p>867.3397</text:p>
          </table:table-cell>
          <table:table-cell office:value-type="float" office:value="56570" calcext:value-type="float">
            <text:p>56570</text:p>
          </table:table-cell>
        </table:table-row>
        <table:table-row table:style-name="ro1">
          <table:table-cell office:value-type="float" office:value="371244" calcext:value-type="float">
            <text:p>371244</text:p>
          </table:table-cell>
          <table:table-cell office:value-type="float" office:value="204376" calcext:value-type="float">
            <text:p>204376</text:p>
          </table:table-cell>
          <table:table-cell office:value-type="float" office:value="2217.3823" calcext:value-type="float">
            <text:p>2217.3823</text:p>
          </table:table-cell>
          <table:table-cell office:value-type="float" office:value="237139" calcext:value-type="float">
            <text:p>237139</text:p>
          </table:table-cell>
          <table:table-cell office:value-type="float" office:value="1079.4708" calcext:value-type="float">
            <text:p>1079.4708</text:p>
          </table:table-cell>
          <table:table-cell office:value-type="float" office:value="85553" calcext:value-type="float">
            <text:p>85553</text:p>
          </table:table-cell>
        </table:table-row>
        <table:table-row table:style-name="ro1">
          <table:table-cell office:value-type="float" office:value="622409" calcext:value-type="float">
            <text:p>622409</text:p>
          </table:table-cell>
          <table:table-cell office:value-type="float" office:value="37310" calcext:value-type="float">
            <text:p>37310</text:p>
          </table:table-cell>
          <table:table-cell office:value-type="float" office:value="4983.564" calcext:value-type="float">
            <text:p>4983.564</text:p>
          </table:table-cell>
          <table:table-cell office:value-type="float" office:value="490879" calcext:value-type="float">
            <text:p>490879</text:p>
          </table:table-cell>
          <table:table-cell office:value-type="float" office:value="1851.1982" calcext:value-type="float">
            <text:p>1851.1982</text:p>
          </table:table-cell>
          <table:table-cell office:value-type="float" office:value="163691" calcext:value-type="float">
            <text:p>163691</text:p>
          </table:table-cell>
        </table:table-row>
        <table:table-row table:style-name="ro1">
          <table:table-cell office:value-type="float" office:value="206551" calcext:value-type="float">
            <text:p>206551</text:p>
          </table:table-cell>
          <table:table-cell office:value-type="float" office:value="427930" calcext:value-type="float">
            <text:p>427930</text:p>
          </table:table-cell>
          <table:table-cell office:value-type="float" office:value="1890.0248" calcext:value-type="float">
            <text:p>1890.0248</text:p>
          </table:table-cell>
          <table:table-cell office:value-type="float" office:value="189136" calcext:value-type="float">
            <text:p>189136</text:p>
          </table:table-cell>
          <table:table-cell office:value-type="float" office:value="680.1624" calcext:value-type="float">
            <text:p>680.1624</text:p>
          </table:table-cell>
          <table:table-cell office:value-type="float" office:value="31220" calcext:value-type="float">
            <text:p>31220</text:p>
          </table:table-cell>
        </table:table-row>
        <table:table-row table:style-name="ro1">
          <table:table-cell office:value-type="float" office:value="283284" calcext:value-type="float">
            <text:p>283284</text:p>
          </table:table-cell>
          <table:table-cell office:value-type="float" office:value="604102" calcext:value-type="float">
            <text:p>604102</text:p>
          </table:table-cell>
          <table:table-cell office:value-type="float" office:value="2919.303" calcext:value-type="float">
            <text:p>2919.303</text:p>
          </table:table-cell>
          <table:table-cell office:value-type="float" office:value="316347" calcext:value-type="float">
            <text:p>316347</text:p>
          </table:table-cell>
          <table:table-cell office:value-type="float" office:value="6364.5205" calcext:value-type="float">
            <text:p>6364.5205</text:p>
          </table:table-cell>
          <table:table-cell office:value-type="float" office:value="647328" calcext:value-type="float">
            <text:p>647328</text:p>
          </table:table-cell>
        </table:table-row>
        <table:table-row table:style-name="ro1">
          <table:table-cell office:value-type="float" office:value="406227" calcext:value-type="float">
            <text:p>406227</text:p>
          </table:table-cell>
          <table:table-cell office:value-type="float" office:value="452262" calcext:value-type="float">
            <text:p>452262</text:p>
          </table:table-cell>
          <table:table-cell office:value-type="float" office:value="2026.2764" calcext:value-type="float">
            <text:p>2026.2764</text:p>
          </table:table-cell>
          <table:table-cell office:value-type="float" office:value="184824" calcext:value-type="float">
            <text:p>184824</text:p>
          </table:table-cell>
          <table:table-cell office:value-type="float" office:value="1036.8955" calcext:value-type="float">
            <text:p>1036.8955</text:p>
          </table:table-cell>
          <table:table-cell office:value-type="float" office:value="81433" calcext:value-type="float">
            <text:p>81433</text:p>
          </table:table-cell>
        </table:table-row>
        <table:table-row table:style-name="ro1">
          <table:table-cell office:value-type="float" office:value="59746" calcext:value-type="float">
            <text:p>59746</text:p>
          </table:table-cell>
          <table:table-cell office:value-type="float" office:value="447434" calcext:value-type="float">
            <text:p>447434</text:p>
          </table:table-cell>
          <table:table-cell office:value-type="float" office:value="1721.4835" calcext:value-type="float">
            <text:p>1721.4835</text:p>
          </table:table-cell>
          <table:table-cell office:value-type="float" office:value="173614" calcext:value-type="float">
            <text:p>173614</text:p>
          </table:table-cell>
          <table:table-cell office:value-type="float" office:value="833.89075" calcext:value-type="float">
            <text:p>833.89075</text:p>
          </table:table-cell>
          <table:table-cell office:value-type="float" office:value="49833" calcext:value-type="float">
            <text:p>49833</text:p>
          </table:table-cell>
        </table:table-row>
        <table:table-row table:style-name="ro1">
          <table:table-cell office:value-type="float" office:value="491764" calcext:value-type="float">
            <text:p>491764</text:p>
          </table:table-cell>
          <table:table-cell office:value-type="float" office:value="28420" calcext:value-type="float">
            <text:p>28420</text:p>
          </table:table-cell>
          <table:table-cell office:value-type="float" office:value="1636.2906" calcext:value-type="float">
            <text:p>1636.2906</text:p>
          </table:table-cell>
          <table:table-cell office:value-type="float" office:value="176201" calcext:value-type="float">
            <text:p>176201</text:p>
          </table:table-cell>
          <table:table-cell office:value-type="float" office:value="1281.8376" calcext:value-type="float">
            <text:p>1281.8376</text:p>
          </table:table-cell>
          <table:table-cell office:value-type="float" office:value="97846" calcext:value-type="float">
            <text:p>97846</text:p>
          </table:table-cell>
        </table:table-row>
        <table:table-row table:style-name="ro1">
          <table:table-cell office:value-type="float" office:value="593085" calcext:value-type="float">
            <text:p>593085</text:p>
          </table:table-cell>
          <table:table-cell office:value-type="float" office:value="536570" calcext:value-type="float">
            <text:p>536570</text:p>
          </table:table-cell>
          <table:table-cell office:value-type="float" office:value="3094.1367" calcext:value-type="float">
            <text:p>3094.1367</text:p>
          </table:table-cell>
          <table:table-cell office:value-type="float" office:value="278619" calcext:value-type="float">
            <text:p>278619</text:p>
          </table:table-cell>
          <table:table-cell office:value-type="float" office:value="1054.6049" calcext:value-type="float">
            <text:p>1054.6049</text:p>
          </table:table-cell>
          <table:table-cell office:value-type="float" office:value="81671" calcext:value-type="float">
            <text:p>81671</text:p>
          </table:table-cell>
        </table:table-row>
        <table:table-row table:style-name="ro1">
          <table:table-cell office:value-type="float" office:value="228862" calcext:value-type="float">
            <text:p>228862</text:p>
          </table:table-cell>
          <table:table-cell office:value-type="float" office:value="390519" calcext:value-type="float">
            <text:p>390519</text:p>
          </table:table-cell>
          <table:table-cell office:value-type="float" office:value="3784.618" calcext:value-type="float">
            <text:p>3784.618</text:p>
          </table:table-cell>
          <table:table-cell office:value-type="float" office:value="386823" calcext:value-type="float">
            <text:p>386823</text:p>
          </table:table-cell>
          <table:table-cell office:value-type="float" office:value="1196.4781" calcext:value-type="float">
            <text:p>1196.4781</text:p>
          </table:table-cell>
          <table:table-cell office:value-type="float" office:value="94968" calcext:value-type="float">
            <text:p>94968</text:p>
          </table:table-cell>
        </table:table-row>
        <table:table-row table:style-name="ro1">
          <table:table-cell office:value-type="float" office:value="436278" calcext:value-type="float">
            <text:p>436278</text:p>
          </table:table-cell>
          <table:table-cell office:value-type="float" office:value="617690" calcext:value-type="float">
            <text:p>617690</text:p>
          </table:table-cell>
          <table:table-cell office:value-type="float" office:value="772.7696" calcext:value-type="float">
            <text:p>772.7696</text:p>
          </table:table-cell>
          <table:table-cell office:value-type="float" office:value="89380" calcext:value-type="float">
            <text:p>89380</text:p>
          </table:table-cell>
          <table:table-cell office:value-type="float" office:value="674.88135" calcext:value-type="float">
            <text:p>674.88135</text:p>
          </table:table-cell>
          <table:table-cell office:value-type="float" office:value="29928" calcext:value-type="float">
            <text:p>29928</text:p>
          </table:table-cell>
        </table:table-row>
        <table:table-row table:style-name="ro1">
          <table:table-cell office:value-type="float" office:value="292057" calcext:value-type="float">
            <text:p>292057</text:p>
          </table:table-cell>
          <table:table-cell office:value-type="float" office:value="408893" calcext:value-type="float">
            <text:p>408893</text:p>
          </table:table-cell>
          <table:table-cell office:value-type="float" office:value="2634.2102" calcext:value-type="float">
            <text:p>2634.2102</text:p>
          </table:table-cell>
          <table:table-cell office:value-type="float" office:value="250174" calcext:value-type="float">
            <text:p>250174</text:p>
          </table:table-cell>
          <table:table-cell office:value-type="float" office:value="1553.3915" calcext:value-type="float">
            <text:p>1553.3915</text:p>
          </table:table-cell>
          <table:table-cell office:value-type="float" office:value="131777" calcext:value-type="float">
            <text:p>131777</text:p>
          </table:table-cell>
        </table:table-row>
        <table:table-row table:style-name="ro1">
          <table:table-cell office:value-type="float" office:value="134638" calcext:value-type="float">
            <text:p>134638</text:p>
          </table:table-cell>
          <table:table-cell office:value-type="float" office:value="156461" calcext:value-type="float">
            <text:p>156461</text:p>
          </table:table-cell>
          <table:table-cell office:value-type="float" office:value="2635.2803" calcext:value-type="float">
            <text:p>2635.2803</text:p>
          </table:table-cell>
          <table:table-cell office:value-type="float" office:value="283440" calcext:value-type="float">
            <text:p>283440</text:p>
          </table:table-cell>
          <table:table-cell office:value-type="float" office:value="1627.9867" calcext:value-type="float">
            <text:p>1627.9867</text:p>
          </table:table-cell>
          <table:table-cell office:value-type="float" office:value="138291" calcext:value-type="float">
            <text:p>138291</text:p>
          </table:table-cell>
        </table:table-row>
        <table:table-row table:style-name="ro1">
          <table:table-cell office:value-type="float" office:value="581812" calcext:value-type="float">
            <text:p>581812</text:p>
          </table:table-cell>
          <table:table-cell office:value-type="float" office:value="211821" calcext:value-type="float">
            <text:p>211821</text:p>
          </table:table-cell>
          <table:table-cell office:value-type="float" office:value="2098.7097" calcext:value-type="float">
            <text:p>2098.7097</text:p>
          </table:table-cell>
          <table:table-cell office:value-type="float" office:value="213490" calcext:value-type="float">
            <text:p>213490</text:p>
          </table:table-cell>
          <table:table-cell office:value-type="float" office:value="1117.4714" calcext:value-type="float">
            <text:p>1117.4714</text:p>
          </table:table-cell>
          <table:table-cell office:value-type="float" office:value="81707" calcext:value-type="float">
            <text:p>81707</text:p>
          </table:table-cell>
        </table:table-row>
        <table:table-row table:style-name="ro1">
          <table:table-cell office:value-type="float" office:value="266918" calcext:value-type="float">
            <text:p>266918</text:p>
          </table:table-cell>
          <table:table-cell office:value-type="float" office:value="223071" calcext:value-type="float">
            <text:p>223071</text:p>
          </table:table-cell>
          <table:table-cell office:value-type="float" office:value="1054.2158" calcext:value-type="float">
            <text:p>1054.2158</text:p>
          </table:table-cell>
          <table:table-cell office:value-type="float" office:value="117366" calcext:value-type="float">
            <text:p>117366</text:p>
          </table:table-cell>
          <table:table-cell office:value-type="float" office:value="459.62598" calcext:value-type="float">
            <text:p>459.62598</text:p>
          </table:table-cell>
          <table:table-cell office:value-type="float" office:value="17143" calcext:value-type="float">
            <text:p>17143</text:p>
          </table:table-cell>
        </table:table-row>
        <table:table-row table:style-name="ro1">
          <table:table-cell office:value-type="float" office:value="11810" calcext:value-type="float">
            <text:p>11810</text:p>
          </table:table-cell>
          <table:table-cell office:value-type="float" office:value="379506" calcext:value-type="float">
            <text:p>379506</text:p>
          </table:table-cell>
          <table:table-cell office:value-type="float" office:value="3023.4429" calcext:value-type="float">
            <text:p>3023.4429</text:p>
          </table:table-cell>
          <table:table-cell office:value-type="float" office:value="291016" calcext:value-type="float">
            <text:p>291016</text:p>
          </table:table-cell>
          <table:table-cell office:value-type="float" office:value="1235.5203" calcext:value-type="float">
            <text:p>1235.5203</text:p>
          </table:table-cell>
          <table:table-cell office:value-type="float" office:value="99509" calcext:value-type="float">
            <text:p>99509</text:p>
          </table:table-cell>
        </table:table-row>
        <table:table-row table:style-name="ro1">
          <table:table-cell office:value-type="float" office:value="203991" calcext:value-type="float">
            <text:p>203991</text:p>
          </table:table-cell>
          <table:table-cell office:value-type="float" office:value="412744" calcext:value-type="float">
            <text:p>412744</text:p>
          </table:table-cell>
          <table:table-cell office:value-type="float" office:value="3394.2454" calcext:value-type="float">
            <text:p>3394.2454</text:p>
          </table:table-cell>
          <table:table-cell office:value-type="float" office:value="358142" calcext:value-type="float">
            <text:p>358142</text:p>
          </table:table-cell>
          <table:table-cell office:value-type="float" office:value="2150.6445" calcext:value-type="float">
            <text:p>2150.6445</text:p>
          </table:table-cell>
          <table:table-cell office:value-type="float" office:value="193719" calcext:value-type="float">
            <text:p>193719</text:p>
          </table:table-cell>
        </table:table-row>
        <table:table-row table:style-name="ro1">
          <table:table-cell office:value-type="float" office:value="440271" calcext:value-type="float">
            <text:p>440271</text:p>
          </table:table-cell>
          <table:table-cell office:value-type="float" office:value="27654" calcext:value-type="float">
            <text:p>27654</text:p>
          </table:table-cell>
          <table:table-cell office:value-type="float" office:value="1436.929" calcext:value-type="float">
            <text:p>1436.929</text:p>
          </table:table-cell>
          <table:table-cell office:value-type="float" office:value="139431" calcext:value-type="float">
            <text:p>139431</text:p>
          </table:table-cell>
          <table:table-cell office:value-type="float" office:value="920.73114" calcext:value-type="float">
            <text:p>920.73114</text:p>
          </table:table-cell>
          <table:table-cell office:value-type="float" office:value="58816" calcext:value-type="float">
            <text:p>58816</text:p>
          </table:table-cell>
        </table:table-row>
        <table:table-row table:style-name="ro1">
          <table:table-cell office:value-type="float" office:value="366032" calcext:value-type="float">
            <text:p>366032</text:p>
          </table:table-cell>
          <table:table-cell office:value-type="float" office:value="194975" calcext:value-type="float">
            <text:p>194975</text:p>
          </table:table-cell>
          <table:table-cell office:value-type="float" office:value="1153.5312" calcext:value-type="float">
            <text:p>1153.5312</text:p>
          </table:table-cell>
          <table:table-cell office:value-type="float" office:value="126388" calcext:value-type="float">
            <text:p>126388</text:p>
          </table:table-cell>
          <table:table-cell office:value-type="float" office:value="712.59125" calcext:value-type="float">
            <text:p>712.59125</text:p>
          </table:table-cell>
          <table:table-cell office:value-type="float" office:value="33442" calcext:value-type="float">
            <text:p>33442</text:p>
          </table:table-cell>
        </table:table-row>
        <table:table-row table:style-name="ro1">
          <table:table-cell office:value-type="float" office:value="81601" calcext:value-type="float">
            <text:p>81601</text:p>
          </table:table-cell>
          <table:table-cell office:value-type="float" office:value="590154" calcext:value-type="float">
            <text:p>590154</text:p>
          </table:table-cell>
          <table:table-cell office:value-type="float" office:value="3211.7925" calcext:value-type="float">
            <text:p>3211.7925</text:p>
          </table:table-cell>
          <table:table-cell office:value-type="float" office:value="327019" calcext:value-type="float">
            <text:p>327019</text:p>
          </table:table-cell>
          <table:table-cell office:value-type="float" office:value="1972.0446" calcext:value-type="float">
            <text:p>1972.0446</text:p>
          </table:table-cell>
          <table:table-cell office:value-type="float" office:value="177641" calcext:value-type="float">
            <text:p>177641</text:p>
          </table:table-cell>
        </table:table-row>
        <table:table-row table:style-name="ro1">
          <table:table-cell office:value-type="float" office:value="305194" calcext:value-type="float">
            <text:p>305194</text:p>
          </table:table-cell>
          <table:table-cell office:value-type="float" office:value="254990" calcext:value-type="float">
            <text:p>254990</text:p>
          </table:table-cell>
          <table:table-cell office:value-type="float" office:value="2879.7412" calcext:value-type="float">
            <text:p>2879.7412</text:p>
          </table:table-cell>
          <table:table-cell office:value-type="float" office:value="264724" calcext:value-type="float">
            <text:p>264724</text:p>
          </table:table-cell>
          <table:table-cell office:value-type="float" office:value="1279.985" calcext:value-type="float">
            <text:p>1279.985</text:p>
          </table:table-cell>
          <table:table-cell office:value-type="float" office:value="110378" calcext:value-type="float">
            <text:p>110378</text:p>
          </table:table-cell>
        </table:table-row>
        <table:table-row table:style-name="ro1">
          <table:table-cell office:value-type="float" office:value="51197" calcext:value-type="float">
            <text:p>51197</text:p>
          </table:table-cell>
          <table:table-cell office:value-type="float" office:value="327952" calcext:value-type="float">
            <text:p>327952</text:p>
          </table:table-cell>
          <table:table-cell office:value-type="float" office:value="2460.7393" calcext:value-type="float">
            <text:p>2460.7393</text:p>
          </table:table-cell>
          <table:table-cell office:value-type="float" office:value="233637" calcext:value-type="float">
            <text:p>233637</text:p>
          </table:table-cell>
          <table:table-cell office:value-type="float" office:value="1383.8645" calcext:value-type="float">
            <text:p>1383.8645</text:p>
          </table:table-cell>
          <table:table-cell office:value-type="float" office:value="99452" calcext:value-type="float">
            <text:p>99452</text:p>
          </table:table-cell>
        </table:table-row>
        <table:table-row table:style-name="ro1">
          <table:table-cell office:value-type="float" office:value="400532" calcext:value-type="float">
            <text:p>400532</text:p>
          </table:table-cell>
          <table:table-cell office:value-type="float" office:value="488349" calcext:value-type="float">
            <text:p>488349</text:p>
          </table:table-cell>
          <table:table-cell office:value-type="float" office:value="1145.863" calcext:value-type="float">
            <text:p>1145.863</text:p>
          </table:table-cell>
          <table:table-cell office:value-type="float" office:value="127409" calcext:value-type="float">
            <text:p>127409</text:p>
          </table:table-cell>
          <table:table-cell office:value-type="float" office:value="673.0466" calcext:value-type="float">
            <text:p>673.0466</text:p>
          </table:table-cell>
          <table:table-cell office:value-type="float" office:value="30083" calcext:value-type="float">
            <text:p>30083</text:p>
          </table:table-cell>
        </table:table-row>
        <table:table-row table:style-name="ro1">
          <table:table-cell office:value-type="float" office:value="128630" calcext:value-type="float">
            <text:p>128630</text:p>
          </table:table-cell>
          <table:table-cell office:value-type="float" office:value="235571" calcext:value-type="float">
            <text:p>235571</text:p>
          </table:table-cell>
          <table:table-cell office:value-type="float" office:value="2130.9028" calcext:value-type="float">
            <text:p>2130.9028</text:p>
          </table:table-cell>
          <table:table-cell office:value-type="float" office:value="205544" calcext:value-type="float">
            <text:p>205544</text:p>
          </table:table-cell>
          <table:table-cell office:value-type="float" office:value="1209.7766" calcext:value-type="float">
            <text:p>1209.7766</text:p>
          </table:table-cell>
          <table:table-cell office:value-type="float" office:value="98735" calcext:value-type="float">
            <text:p>98735</text:p>
          </table:table-cell>
        </table:table-row>
        <table:table-row table:style-name="ro1">
          <table:table-cell office:value-type="float" office:value="485169" calcext:value-type="float">
            <text:p>485169</text:p>
          </table:table-cell>
          <table:table-cell office:value-type="float" office:value="518140" calcext:value-type="float">
            <text:p>518140</text:p>
          </table:table-cell>
          <table:table-cell office:value-type="float" office:value="2116.2913" calcext:value-type="float">
            <text:p>2116.2913</text:p>
          </table:table-cell>
          <table:table-cell office:value-type="float" office:value="217542" calcext:value-type="float">
            <text:p>217542</text:p>
          </table:table-cell>
          <table:table-cell office:value-type="float" office:value="865.9807" calcext:value-type="float">
            <text:p>865.9807</text:p>
          </table:table-cell>
          <table:table-cell office:value-type="float" office:value="56434" calcext:value-type="float">
            <text:p>56434</text:p>
          </table:table-cell>
        </table:table-row>
        <table:table-row table:style-name="ro1">
          <table:table-cell office:value-type="float" office:value="594783" calcext:value-type="float">
            <text:p>594783</text:p>
          </table:table-cell>
          <table:table-cell office:value-type="float" office:value="494281" calcext:value-type="float">
            <text:p>494281</text:p>
          </table:table-cell>
          <table:table-cell office:value-type="float" office:value="2062.9043" calcext:value-type="float">
            <text:p>2062.9043</text:p>
          </table:table-cell>
          <table:table-cell office:value-type="float" office:value="226065" calcext:value-type="float">
            <text:p>226065</text:p>
          </table:table-cell>
          <table:table-cell office:value-type="float" office:value="1285.5237" calcext:value-type="float">
            <text:p>1285.5237</text:p>
          </table:table-cell>
          <table:table-cell office:value-type="float" office:value="110670" calcext:value-type="float">
            <text:p>110670</text:p>
          </table:table-cell>
        </table:table-row>
        <table:table-row table:style-name="ro1">
          <table:table-cell office:value-type="float" office:value="173232" calcext:value-type="float">
            <text:p>173232</text:p>
          </table:table-cell>
          <table:table-cell office:value-type="float" office:value="593759" calcext:value-type="float">
            <text:p>593759</text:p>
          </table:table-cell>
          <table:table-cell office:value-type="float" office:value="1972.3417" calcext:value-type="float">
            <text:p>1972.3417</text:p>
          </table:table-cell>
          <table:table-cell office:value-type="float" office:value="186415" calcext:value-type="float">
            <text:p>186415</text:p>
          </table:table-cell>
          <table:table-cell office:value-type="float" office:value="909.66284" calcext:value-type="float">
            <text:p>909.66284</text:p>
          </table:table-cell>
          <table:table-cell office:value-type="float" office:value="62930" calcext:value-type="float">
            <text:p>62930</text:p>
          </table:table-cell>
        </table:table-row>
        <table:table-row table:style-name="ro1">
          <table:table-cell office:value-type="float" office:value="216100" calcext:value-type="float">
            <text:p>216100</text:p>
          </table:table-cell>
          <table:table-cell office:value-type="float" office:value="499856" calcext:value-type="float">
            <text:p>499856</text:p>
          </table:table-cell>
          <table:table-cell office:value-type="float" office:value="3315.1655" calcext:value-type="float">
            <text:p>3315.1655</text:p>
          </table:table-cell>
          <table:table-cell office:value-type="float" office:value="346427" calcext:value-type="float">
            <text:p>346427</text:p>
          </table:table-cell>
          <table:table-cell office:value-type="float" office:value="1036.2542" calcext:value-type="float">
            <text:p>1036.2542</text:p>
          </table:table-cell>
          <table:table-cell office:value-type="float" office:value="73700" calcext:value-type="float">
            <text:p>73700</text:p>
          </table:table-cell>
        </table:table-row>
        <table:table-row table:style-name="ro1">
          <table:table-cell office:value-type="float" office:value="616258" calcext:value-type="float">
            <text:p>616258</text:p>
          </table:table-cell>
          <table:table-cell office:value-type="float" office:value="489747" calcext:value-type="float">
            <text:p>489747</text:p>
          </table:table-cell>
          <table:table-cell office:value-type="float" office:value="2026.4243" calcext:value-type="float">
            <text:p>2026.4243</text:p>
          </table:table-cell>
          <table:table-cell office:value-type="float" office:value="216355" calcext:value-type="float">
            <text:p>216355</text:p>
          </table:table-cell>
          <table:table-cell office:value-type="float" office:value="1646.0006" calcext:value-type="float">
            <text:p>1646.0006</text:p>
          </table:table-cell>
          <table:table-cell office:value-type="float" office:value="144958" calcext:value-type="float">
            <text:p>144958</text:p>
          </table:table-cell>
        </table:table-row>
        <table:table-row table:style-name="ro1">
          <table:table-cell office:value-type="float" office:value="16252" calcext:value-type="float">
            <text:p>16252</text:p>
          </table:table-cell>
          <table:table-cell office:value-type="float" office:value="450897" calcext:value-type="float">
            <text:p>450897</text:p>
          </table:table-cell>
          <table:table-cell office:value-type="float" office:value="1531.7656" calcext:value-type="float">
            <text:p>1531.7656</text:p>
          </table:table-cell>
          <table:table-cell office:value-type="float" office:value="140664" calcext:value-type="float">
            <text:p>140664</text:p>
          </table:table-cell>
          <table:table-cell office:value-type="float" office:value="807.5341" calcext:value-type="float">
            <text:p>807.5341</text:p>
          </table:table-cell>
          <table:table-cell office:value-type="float" office:value="56076" calcext:value-type="float">
            <text:p>56076</text:p>
          </table:table-cell>
        </table:table-row>
        <table:table-row table:style-name="ro1">
          <table:table-cell office:value-type="float" office:value="347981" calcext:value-type="float">
            <text:p>347981</text:p>
          </table:table-cell>
          <table:table-cell office:value-type="float" office:value="543350" calcext:value-type="float">
            <text:p>543350</text:p>
          </table:table-cell>
          <table:table-cell office:value-type="float" office:value="2661.3462" calcext:value-type="float">
            <text:p>2661.3462</text:p>
          </table:table-cell>
          <table:table-cell office:value-type="float" office:value="259821" calcext:value-type="float">
            <text:p>259821</text:p>
          </table:table-cell>
          <table:table-cell office:value-type="float" office:value="972.2799" calcext:value-type="float">
            <text:p>972.2799</text:p>
          </table:table-cell>
          <table:table-cell office:value-type="float" office:value="71252" calcext:value-type="float">
            <text:p>71252</text:p>
          </table:table-cell>
        </table:table-row>
        <table:table-row table:style-name="ro1">
          <table:table-cell office:value-type="float" office:value="477140" calcext:value-type="float">
            <text:p>477140</text:p>
          </table:table-cell>
          <table:table-cell office:value-type="float" office:value="504353" calcext:value-type="float">
            <text:p>504353</text:p>
          </table:table-cell>
          <table:table-cell office:value-type="float" office:value="2223.9678" calcext:value-type="float">
            <text:p>2223.9678</text:p>
          </table:table-cell>
          <table:table-cell office:value-type="float" office:value="237520" calcext:value-type="float">
            <text:p>237520</text:p>
          </table:table-cell>
          <table:table-cell office:value-type="float" office:value="1452.0537" calcext:value-type="float">
            <text:p>1452.0537</text:p>
          </table:table-cell>
          <table:table-cell office:value-type="float" office:value="121092" calcext:value-type="float">
            <text:p>121092</text:p>
          </table:table-cell>
        </table:table-row>
        <table:table-row table:style-name="ro1">
          <table:table-cell office:value-type="float" office:value="504020" calcext:value-type="float">
            <text:p>504020</text:p>
          </table:table-cell>
          <table:table-cell office:value-type="float" office:value="128323" calcext:value-type="float">
            <text:p>128323</text:p>
          </table:table-cell>
          <table:table-cell office:value-type="float" office:value="4757.948" calcext:value-type="float">
            <text:p>4757.948</text:p>
          </table:table-cell>
          <table:table-cell office:value-type="float" office:value="460101" calcext:value-type="float">
            <text:p>460101</text:p>
          </table:table-cell>
          <table:table-cell office:value-type="float" office:value="1450.383" calcext:value-type="float">
            <text:p>1450.383</text:p>
          </table:table-cell>
          <table:table-cell office:value-type="float" office:value="123960" calcext:value-type="float">
            <text:p>12396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0121" calcext:value-type="float">
            <text:p>60121</text:p>
          </table:table-cell>
          <table:table-cell office:value-type="float" office:value="1437.2941" calcext:value-type="float">
            <text:p>1437.2941</text:p>
          </table:table-cell>
          <table:table-cell office:value-type="float" office:value="135286" calcext:value-type="float">
            <text:p>135286</text:p>
          </table:table-cell>
          <table:table-cell office:value-type="float" office:value="997.78876" calcext:value-type="float">
            <text:p>997.78876</text:p>
          </table:table-cell>
          <table:table-cell office:value-type="float" office:value="70549" calcext:value-type="float">
            <text:p>70549</text:p>
          </table:table-cell>
        </table:table-row>
        <table:table-row table:style-name="ro1">
          <table:table-cell office:value-type="float" office:value="275702" calcext:value-type="float">
            <text:p>275702</text:p>
          </table:table-cell>
          <table:table-cell office:value-type="float" office:value="229510" calcext:value-type="float">
            <text:p>229510</text:p>
          </table:table-cell>
          <table:table-cell office:value-type="float" office:value="2945.3547" calcext:value-type="float">
            <text:p>2945.3547</text:p>
          </table:table-cell>
          <table:table-cell office:value-type="float" office:value="310438" calcext:value-type="float">
            <text:p>310438</text:p>
          </table:table-cell>
          <table:table-cell office:value-type="float" office:value="1381.2961" calcext:value-type="float">
            <text:p>1381.2961</text:p>
          </table:table-cell>
          <table:table-cell office:value-type="float" office:value="96922" calcext:value-type="float">
            <text:p>96922</text:p>
          </table:table-cell>
        </table:table-row>
        <table:table-row table:style-name="ro1">
          <table:table-cell office:value-type="float" office:value="393476" calcext:value-type="float">
            <text:p>393476</text:p>
          </table:table-cell>
          <table:table-cell office:value-type="float" office:value="623858" calcext:value-type="float">
            <text:p>623858</text:p>
          </table:table-cell>
          <table:table-cell office:value-type="float" office:value="4932.49" calcext:value-type="float">
            <text:p>4932.49</text:p>
          </table:table-cell>
          <table:table-cell office:value-type="float" office:value="461579" calcext:value-type="float">
            <text:p>461579</text:p>
          </table:table-cell>
          <table:table-cell office:value-type="float" office:value="1398.7596" calcext:value-type="float">
            <text:p>1398.7596</text:p>
          </table:table-cell>
          <table:table-cell office:value-type="float" office:value="118676" calcext:value-type="float">
            <text:p>118676</text:p>
          </table:table-cell>
        </table:table-row>
        <table:table-row table:style-name="ro1">
          <table:table-cell office:value-type="float" office:value="647153" calcext:value-type="float">
            <text:p>647153</text:p>
          </table:table-cell>
          <table:table-cell office:value-type="float" office:value="422715" calcext:value-type="float">
            <text:p>422715</text:p>
          </table:table-cell>
          <table:table-cell office:value-type="float" office:value="943.31537" calcext:value-type="float">
            <text:p>943.31537</text:p>
          </table:table-cell>
          <table:table-cell office:value-type="float" office:value="107118" calcext:value-type="float">
            <text:p>107118</text:p>
          </table:table-cell>
          <table:table-cell office:value-type="float" office:value="605.41547" calcext:value-type="float">
            <text:p>605.41547</text:p>
          </table:table-cell>
          <table:table-cell office:value-type="float" office:value="37623" calcext:value-type="float">
            <text:p>37623</text:p>
          </table:table-cell>
        </table:table-row>
        <table:table-row table:style-name="ro1">
          <table:table-cell office:value-type="float" office:value="386576" calcext:value-type="float">
            <text:p>386576</text:p>
          </table:table-cell>
          <table:table-cell office:value-type="float" office:value="135375" calcext:value-type="float">
            <text:p>135375</text:p>
          </table:table-cell>
          <table:table-cell office:value-type="float" office:value="2933.201" calcext:value-type="float">
            <text:p>2933.201</text:p>
          </table:table-cell>
          <table:table-cell office:value-type="float" office:value="294815" calcext:value-type="float">
            <text:p>294815</text:p>
          </table:table-cell>
          <table:table-cell office:value-type="float" office:value="1616.9977" calcext:value-type="float">
            <text:p>1616.9977</text:p>
          </table:table-cell>
          <table:table-cell office:value-type="float" office:value="127343" calcext:value-type="float">
            <text:p>127343</text:p>
          </table:table-cell>
        </table:table-row>
        <table:table-row table:style-name="ro1">
          <table:table-cell office:value-type="float" office:value="137551" calcext:value-type="float">
            <text:p>137551</text:p>
          </table:table-cell>
          <table:table-cell office:value-type="float" office:value="146438" calcext:value-type="float">
            <text:p>146438</text:p>
          </table:table-cell>
          <table:table-cell office:value-type="float" office:value="1335.9674" calcext:value-type="float">
            <text:p>1335.9674</text:p>
          </table:table-cell>
          <table:table-cell office:value-type="float" office:value="121180" calcext:value-type="float">
            <text:p>121180</text:p>
          </table:table-cell>
          <table:table-cell office:value-type="float" office:value="821.13367" calcext:value-type="float">
            <text:p>821.13367</text:p>
          </table:table-cell>
          <table:table-cell office:value-type="float" office:value="60336" calcext:value-type="float">
            <text:p>60336</text:p>
          </table:table-cell>
        </table:table-row>
        <table:table-row table:style-name="ro1">
          <table:table-cell office:value-type="float" office:value="112202" calcext:value-type="float">
            <text:p>112202</text:p>
          </table:table-cell>
          <table:table-cell office:value-type="float" office:value="431787" calcext:value-type="float">
            <text:p>431787</text:p>
          </table:table-cell>
          <table:table-cell office:value-type="float" office:value="918.8384" calcext:value-type="float">
            <text:p>918.8384</text:p>
          </table:table-cell>
          <table:table-cell office:value-type="float" office:value="85626" calcext:value-type="float">
            <text:p>85626</text:p>
          </table:table-cell>
          <table:table-cell office:value-type="float" office:value="707.2188" calcext:value-type="float">
            <text:p>707.2188</text:p>
          </table:table-cell>
          <table:table-cell office:value-type="float" office:value="39452" calcext:value-type="float">
            <text:p>39452</text:p>
          </table:table-cell>
        </table:table-row>
        <table:table-row table:style-name="ro1">
          <table:table-cell office:value-type="float" office:value="554588" calcext:value-type="float">
            <text:p>554588</text:p>
          </table:table-cell>
          <table:table-cell office:value-type="float" office:value="317326" calcext:value-type="float">
            <text:p>317326</text:p>
          </table:table-cell>
          <table:table-cell office:value-type="float" office:value="2906.1414" calcext:value-type="float">
            <text:p>2906.1414</text:p>
          </table:table-cell>
          <table:table-cell office:value-type="float" office:value="308078" calcext:value-type="float">
            <text:p>308078</text:p>
          </table:table-cell>
          <table:table-cell office:value-type="float" office:value="1430.2828" calcext:value-type="float">
            <text:p>1430.2828</text:p>
          </table:table-cell>
          <table:table-cell office:value-type="float" office:value="118465" calcext:value-type="float">
            <text:p>118465</text:p>
          </table:table-cell>
        </table:table-row>
        <table:table-row table:style-name="ro1">
          <table:table-cell office:value-type="float" office:value="641618" calcext:value-type="float">
            <text:p>641618</text:p>
          </table:table-cell>
          <table:table-cell office:value-type="float" office:value="1717" calcext:value-type="float">
            <text:p>1717</text:p>
          </table:table-cell>
          <table:table-cell office:value-type="float" office:value="1349.0862" calcext:value-type="float">
            <text:p>1349.0862</text:p>
          </table:table-cell>
          <table:table-cell office:value-type="float" office:value="137613" calcext:value-type="float">
            <text:p>137613</text:p>
          </table:table-cell>
          <table:table-cell office:value-type="float" office:value="852.86884" calcext:value-type="float">
            <text:p>852.86884</text:p>
          </table:table-cell>
          <table:table-cell office:value-type="float" office:value="54709" calcext:value-type="float">
            <text:p>54709</text:p>
          </table:table-cell>
        </table:table-row>
        <table:table-row table:style-name="ro1">
          <table:table-cell office:value-type="float" office:value="565594" calcext:value-type="float">
            <text:p>565594</text:p>
          </table:table-cell>
          <table:table-cell office:value-type="float" office:value="58166" calcext:value-type="float">
            <text:p>58166</text:p>
          </table:table-cell>
          <table:table-cell office:value-type="float" office:value="1626.5986" calcext:value-type="float">
            <text:p>1626.5986</text:p>
          </table:table-cell>
          <table:table-cell office:value-type="float" office:value="177406" calcext:value-type="float">
            <text:p>177406</text:p>
          </table:table-cell>
          <table:table-cell office:value-type="float" office:value="1236.3618" calcext:value-type="float">
            <text:p>1236.3618</text:p>
          </table:table-cell>
          <table:table-cell office:value-type="float" office:value="108487" calcext:value-type="float">
            <text:p>108487</text:p>
          </table:table-cell>
        </table:table-row>
        <table:table-row table:style-name="ro1">
          <table:table-cell office:value-type="float" office:value="173070" calcext:value-type="float">
            <text:p>173070</text:p>
          </table:table-cell>
          <table:table-cell office:value-type="float" office:value="576390" calcext:value-type="float">
            <text:p>576390</text:p>
          </table:table-cell>
          <table:table-cell office:value-type="float" office:value="1368.177" calcext:value-type="float">
            <text:p>1368.177</text:p>
          </table:table-cell>
          <table:table-cell office:value-type="float" office:value="132316" calcext:value-type="float">
            <text:p>132316</text:p>
          </table:table-cell>
          <table:table-cell office:value-type="float" office:value="601.6469" calcext:value-type="float">
            <text:p>601.6469</text:p>
          </table:table-cell>
          <table:table-cell office:value-type="float" office:value="33366" calcext:value-type="float">
            <text:p>33366</text:p>
          </table:table-cell>
        </table:table-row>
        <table:table-row table:style-name="ro1">
          <table:table-cell office:value-type="float" office:value="647365" calcext:value-type="float">
            <text:p>647365</text:p>
          </table:table-cell>
          <table:table-cell office:value-type="float" office:value="399328" calcext:value-type="float">
            <text:p>399328</text:p>
          </table:table-cell>
          <table:table-cell office:value-type="float" office:value="2170.1597" calcext:value-type="float">
            <text:p>2170.1597</text:p>
          </table:table-cell>
          <table:table-cell office:value-type="float" office:value="205073" calcext:value-type="float">
            <text:p>205073</text:p>
          </table:table-cell>
          <table:table-cell office:value-type="float" office:value="1192.0166" calcext:value-type="float">
            <text:p>1192.0166</text:p>
          </table:table-cell>
          <table:table-cell office:value-type="float" office:value="93855" calcext:value-type="float">
            <text:p>93855</text:p>
          </table:table-cell>
        </table:table-row>
        <table:table-row table:style-name="ro1">
          <table:table-cell office:value-type="float" office:value="91223" calcext:value-type="float">
            <text:p>91223</text:p>
          </table:table-cell>
          <table:table-cell office:value-type="float" office:value="89342" calcext:value-type="float">
            <text:p>89342</text:p>
          </table:table-cell>
          <table:table-cell office:value-type="float" office:value="1555.088" calcext:value-type="float">
            <text:p>1555.088</text:p>
          </table:table-cell>
          <table:table-cell office:value-type="float" office:value="168164" calcext:value-type="float">
            <text:p>168164</text:p>
          </table:table-cell>
          <table:table-cell office:value-type="float" office:value="1086.5223" calcext:value-type="float">
            <text:p>1086.5223</text:p>
          </table:table-cell>
          <table:table-cell office:value-type="float" office:value="90031" calcext:value-type="float">
            <text:p>90031</text:p>
          </table:table-cell>
        </table:table-row>
        <table:table-row table:style-name="ro1">
          <table:table-cell office:value-type="float" office:value="492765" calcext:value-type="float">
            <text:p>492765</text:p>
          </table:table-cell>
          <table:table-cell office:value-type="float" office:value="23543" calcext:value-type="float">
            <text:p>23543</text:p>
          </table:table-cell>
          <table:table-cell office:value-type="float" office:value="3181.0635" calcext:value-type="float">
            <text:p>3181.0635</text:p>
          </table:table-cell>
          <table:table-cell office:value-type="float" office:value="320449" calcext:value-type="float">
            <text:p>320449</text:p>
          </table:table-cell>
          <table:table-cell office:value-type="float" office:value="1626.487" calcext:value-type="float">
            <text:p>1626.487</text:p>
          </table:table-cell>
          <table:table-cell office:value-type="float" office:value="134798" calcext:value-type="float">
            <text:p>134798</text:p>
          </table:table-cell>
        </table:table-row>
        <table:table-row table:style-name="ro1">
          <table:table-cell office:value-type="float" office:value="580941" calcext:value-type="float">
            <text:p>580941</text:p>
          </table:table-cell>
          <table:table-cell office:value-type="float" office:value="320738" calcext:value-type="float">
            <text:p>320738</text:p>
          </table:table-cell>
          <table:table-cell office:value-type="float" office:value="2172.1355" calcext:value-type="float">
            <text:p>2172.1355</text:p>
          </table:table-cell>
          <table:table-cell office:value-type="float" office:value="215726" calcext:value-type="float">
            <text:p>215726</text:p>
          </table:table-cell>
          <table:table-cell office:value-type="float" office:value="1444.9003" calcext:value-type="float">
            <text:p>1444.9003</text:p>
          </table:table-cell>
          <table:table-cell office:value-type="float" office:value="114169" calcext:value-type="float">
            <text:p>114169</text:p>
          </table:table-cell>
        </table:table-row>
        <table:table-row table:style-name="ro1">
          <table:table-cell office:value-type="float" office:value="410347" calcext:value-type="float">
            <text:p>410347</text:p>
          </table:table-cell>
          <table:table-cell office:value-type="float" office:value="129128" calcext:value-type="float">
            <text:p>129128</text:p>
          </table:table-cell>
          <table:table-cell office:value-type="float" office:value="1810.0221" calcext:value-type="float">
            <text:p>1810.0221</text:p>
          </table:table-cell>
          <table:table-cell office:value-type="float" office:value="201312" calcext:value-type="float">
            <text:p>201312</text:p>
          </table:table-cell>
          <table:table-cell office:value-type="float" office:value="897.7847" calcext:value-type="float">
            <text:p>897.7847</text:p>
          </table:table-cell>
          <table:table-cell office:value-type="float" office:value="57467" calcext:value-type="float">
            <text:p>57467</text:p>
          </table:table-cell>
        </table:table-row>
        <table:table-row table:style-name="ro1">
          <table:table-cell office:value-type="float" office:value="203314" calcext:value-type="float">
            <text:p>203314</text:p>
          </table:table-cell>
          <table:table-cell office:value-type="float" office:value="448137" calcext:value-type="float">
            <text:p>448137</text:p>
          </table:table-cell>
          <table:table-cell office:value-type="float" office:value="1613.7515" calcext:value-type="float">
            <text:p>1613.7515</text:p>
          </table:table-cell>
          <table:table-cell office:value-type="float" office:value="159240" calcext:value-type="float">
            <text:p>159240</text:p>
          </table:table-cell>
          <table:table-cell office:value-type="float" office:value="1118.4534" calcext:value-type="float">
            <text:p>1118.4534</text:p>
          </table:table-cell>
          <table:table-cell office:value-type="float" office:value="78605" calcext:value-type="float">
            <text:p>78605</text:p>
          </table:table-cell>
        </table:table-row>
        <table:table-row table:style-name="ro1">
          <table:table-cell office:value-type="float" office:value="535529" calcext:value-type="float">
            <text:p>535529</text:p>
          </table:table-cell>
          <table:table-cell office:value-type="float" office:value="28635" calcext:value-type="float">
            <text:p>28635</text:p>
          </table:table-cell>
          <table:table-cell office:value-type="float" office:value="2658.5154" calcext:value-type="float">
            <text:p>2658.5154</text:p>
          </table:table-cell>
          <table:table-cell office:value-type="float" office:value="267578" calcext:value-type="float">
            <text:p>267578</text:p>
          </table:table-cell>
          <table:table-cell office:value-type="float" office:value="1363.7759" calcext:value-type="float">
            <text:p>1363.7759</text:p>
          </table:table-cell>
          <table:table-cell office:value-type="float" office:value="100254" calcext:value-type="float">
            <text:p>100254</text:p>
          </table:table-cell>
        </table:table-row>
        <table:table-row table:style-name="ro1">
          <table:table-cell office:value-type="float" office:value="199300" calcext:value-type="float">
            <text:p>199300</text:p>
          </table:table-cell>
          <table:table-cell office:value-type="float" office:value="282001" calcext:value-type="float">
            <text:p>282001</text:p>
          </table:table-cell>
          <table:table-cell office:value-type="float" office:value="2805.7205" calcext:value-type="float">
            <text:p>2805.7205</text:p>
          </table:table-cell>
          <table:table-cell office:value-type="float" office:value="277753" calcext:value-type="float">
            <text:p>277753</text:p>
          </table:table-cell>
          <table:table-cell office:value-type="float" office:value="1503.9413" calcext:value-type="float">
            <text:p>1503.9413</text:p>
          </table:table-cell>
          <table:table-cell office:value-type="float" office:value="134813" calcext:value-type="float">
            <text:p>134813</text:p>
          </table:table-cell>
        </table:table-row>
        <table:table-row table:style-name="ro1">
          <table:table-cell office:value-type="float" office:value="380523" calcext:value-type="float">
            <text:p>380523</text:p>
          </table:table-cell>
          <table:table-cell office:value-type="float" office:value="25877" calcext:value-type="float">
            <text:p>25877</text:p>
          </table:table-cell>
          <table:table-cell office:value-type="float" office:value="970.1296" calcext:value-type="float">
            <text:p>970.1296</text:p>
          </table:table-cell>
          <table:table-cell office:value-type="float" office:value="92325" calcext:value-type="float">
            <text:p>92325</text:p>
          </table:table-cell>
          <table:table-cell office:value-type="float" office:value="454.1821" calcext:value-type="float">
            <text:p>454.1821</text:p>
          </table:table-cell>
          <table:table-cell office:value-type="float" office:value="11505" calcext:value-type="float">
            <text:p>11505</text:p>
          </table:table-cell>
        </table:table-row>
        <table:table-row table:style-name="ro1">
          <table:table-cell office:value-type="float" office:value="342437" calcext:value-type="float">
            <text:p>342437</text:p>
          </table:table-cell>
          <table:table-cell office:value-type="float" office:value="35448" calcext:value-type="float">
            <text:p>35448</text:p>
          </table:table-cell>
          <table:table-cell office:value-type="float" office:value="2186.6914" calcext:value-type="float">
            <text:p>2186.6914</text:p>
          </table:table-cell>
          <table:table-cell office:value-type="float" office:value="202399" calcext:value-type="float">
            <text:p>202399</text:p>
          </table:table-cell>
          <table:table-cell office:value-type="float" office:value="849.3579" calcext:value-type="float">
            <text:p>849.3579</text:p>
          </table:table-cell>
          <table:table-cell office:value-type="float" office:value="53391" calcext:value-type="float">
            <text:p>53391</text:p>
          </table:table-cell>
        </table:table-row>
        <table:table-row table:style-name="ro1">
          <table:table-cell office:value-type="float" office:value="87356" calcext:value-type="float">
            <text:p>87356</text:p>
          </table:table-cell>
          <table:table-cell office:value-type="float" office:value="377606" calcext:value-type="float">
            <text:p>377606</text:p>
          </table:table-cell>
          <table:table-cell office:value-type="float" office:value="3837.777" calcext:value-type="float">
            <text:p>3837.777</text:p>
          </table:table-cell>
          <table:table-cell office:value-type="float" office:value="380030" calcext:value-type="float">
            <text:p>380030</text:p>
          </table:table-cell>
          <table:table-cell office:value-type="float" office:value="1194.7992" calcext:value-type="float">
            <text:p>1194.7992</text:p>
          </table:table-cell>
          <table:table-cell office:value-type="float" office:value="97429" calcext:value-type="float">
            <text:p>97429</text:p>
          </table:table-cell>
        </table:table-row>
        <table:table-row table:style-name="ro1">
          <table:table-cell office:value-type="float" office:value="627983" calcext:value-type="float">
            <text:p>627983</text:p>
          </table:table-cell>
          <table:table-cell office:value-type="float" office:value="500418" calcext:value-type="float">
            <text:p>500418</text:p>
          </table:table-cell>
          <table:table-cell office:value-type="float" office:value="2549.0166" calcext:value-type="float">
            <text:p>2549.0166</text:p>
          </table:table-cell>
          <table:table-cell office:value-type="float" office:value="254128" calcext:value-type="float">
            <text:p>254128</text:p>
          </table:table-cell>
          <table:table-cell office:value-type="float" office:value="778.9609" calcext:value-type="float">
            <text:p>778.9609</text:p>
          </table:table-cell>
          <table:table-cell office:value-type="float" office:value="56297" calcext:value-type="float">
            <text:p>56297</text:p>
          </table:table-cell>
        </table:table-row>
        <table:table-row table:style-name="ro1">
          <table:table-cell office:value-type="float" office:value="392990" calcext:value-type="float">
            <text:p>392990</text:p>
          </table:table-cell>
          <table:table-cell office:value-type="float" office:value="11764" calcext:value-type="float">
            <text:p>11764</text:p>
          </table:table-cell>
          <table:table-cell office:value-type="float" office:value="2904.2761" calcext:value-type="float">
            <text:p>2904.2761</text:p>
          </table:table-cell>
          <table:table-cell office:value-type="float" office:value="291327" calcext:value-type="float">
            <text:p>291327</text:p>
          </table:table-cell>
          <table:table-cell office:value-type="float" office:value="873.20514" calcext:value-type="float">
            <text:p>873.20514</text:p>
          </table:table-cell>
          <table:table-cell office:value-type="float" office:value="62786" calcext:value-type="float">
            <text:p>62786</text:p>
          </table:table-cell>
        </table:table-row>
        <table:table-row table:style-name="ro1">
          <table:table-cell office:value-type="float" office:value="390790" calcext:value-type="float">
            <text:p>390790</text:p>
          </table:table-cell>
          <table:table-cell office:value-type="float" office:value="172975" calcext:value-type="float">
            <text:p>172975</text:p>
          </table:table-cell>
          <table:table-cell office:value-type="float" office:value="1202.2769" calcext:value-type="float">
            <text:p>1202.2769</text:p>
          </table:table-cell>
          <table:table-cell office:value-type="float" office:value="112172" calcext:value-type="float">
            <text:p>112172</text:p>
          </table:table-cell>
          <table:table-cell office:value-type="float" office:value="772.78705" calcext:value-type="float">
            <text:p>772.78705</text:p>
          </table:table-cell>
          <table:table-cell office:value-type="float" office:value="52380" calcext:value-type="float">
            <text:p>52380</text:p>
          </table:table-cell>
        </table:table-row>
        <table:table-row table:style-name="ro1">
          <table:table-cell office:value-type="float" office:value="265004" calcext:value-type="float">
            <text:p>265004</text:p>
          </table:table-cell>
          <table:table-cell office:value-type="float" office:value="524878" calcext:value-type="float">
            <text:p>524878</text:p>
          </table:table-cell>
          <table:table-cell office:value-type="float" office:value="2444.2803" calcext:value-type="float">
            <text:p>2444.2803</text:p>
          </table:table-cell>
          <table:table-cell office:value-type="float" office:value="239528" calcext:value-type="float">
            <text:p>239528</text:p>
          </table:table-cell>
          <table:table-cell office:value-type="float" office:value="1116.8185" calcext:value-type="float">
            <text:p>1116.8185</text:p>
          </table:table-cell>
          <table:table-cell office:value-type="float" office:value="92962" calcext:value-type="float">
            <text:p>92962</text:p>
          </table:table-cell>
        </table:table-row>
        <table:table-row table:style-name="ro1">
          <table:table-cell office:value-type="float" office:value="85383" calcext:value-type="float">
            <text:p>85383</text:p>
          </table:table-cell>
          <table:table-cell office:value-type="float" office:value="544591" calcext:value-type="float">
            <text:p>544591</text:p>
          </table:table-cell>
          <table:table-cell office:value-type="float" office:value="4216.7773" calcext:value-type="float">
            <text:p>4216.7773</text:p>
          </table:table-cell>
          <table:table-cell office:value-type="float" office:value="422648" calcext:value-type="float">
            <text:p>422648</text:p>
          </table:table-cell>
          <table:table-cell office:value-type="float" office:value="2565.109" calcext:value-type="float">
            <text:p>2565.109</text:p>
          </table:table-cell>
          <table:table-cell office:value-type="float" office:value="234166" calcext:value-type="float">
            <text:p>234166</text:p>
          </table:table-cell>
        </table:table-row>
        <table:table-row table:style-name="ro1">
          <table:table-cell office:value-type="float" office:value="403628" calcext:value-type="float">
            <text:p>403628</text:p>
          </table:table-cell>
          <table:table-cell office:value-type="float" office:value="426763" calcext:value-type="float">
            <text:p>426763</text:p>
          </table:table-cell>
          <table:table-cell office:value-type="float" office:value="929.9528" calcext:value-type="float">
            <text:p>929.9528</text:p>
          </table:table-cell>
          <table:table-cell office:value-type="float" office:value="82065" calcext:value-type="float">
            <text:p>82065</text:p>
          </table:table-cell>
          <table:table-cell office:value-type="float" office:value="789.5178" calcext:value-type="float">
            <text:p>789.5178</text:p>
          </table:table-cell>
          <table:table-cell office:value-type="float" office:value="44574" calcext:value-type="float">
            <text:p>44574</text:p>
          </table:table-cell>
        </table:table-row>
        <table:table-row table:style-name="ro1">
          <table:table-cell office:value-type="float" office:value="628330" calcext:value-type="float">
            <text:p>628330</text:p>
          </table:table-cell>
          <table:table-cell office:value-type="float" office:value="289717" calcext:value-type="float">
            <text:p>289717</text:p>
          </table:table-cell>
          <table:table-cell office:value-type="float" office:value="2212.3545" calcext:value-type="float">
            <text:p>2212.3545</text:p>
          </table:table-cell>
          <table:table-cell office:value-type="float" office:value="225609" calcext:value-type="float">
            <text:p>225609</text:p>
          </table:table-cell>
          <table:table-cell office:value-type="float" office:value="1520.9264" calcext:value-type="float">
            <text:p>1520.9264</text:p>
          </table:table-cell>
          <table:table-cell office:value-type="float" office:value="126444" calcext:value-type="float">
            <text:p>126444</text:p>
          </table:table-cell>
        </table:table-row>
        <table:table-row table:style-name="ro1">
          <table:table-cell office:value-type="float" office:value="603967" calcext:value-type="float">
            <text:p>603967</text:p>
          </table:table-cell>
          <table:table-cell office:value-type="float" office:value="241667" calcext:value-type="float">
            <text:p>241667</text:p>
          </table:table-cell>
          <table:table-cell office:value-type="float" office:value="2692.38" calcext:value-type="float">
            <text:p>2692.38</text:p>
          </table:table-cell>
          <table:table-cell office:value-type="float" office:value="268264" calcext:value-type="float">
            <text:p>268264</text:p>
          </table:table-cell>
          <table:table-cell office:value-type="float" office:value="894.997" calcext:value-type="float">
            <text:p>894.997</text:p>
          </table:table-cell>
          <table:table-cell office:value-type="float" office:value="57733" calcext:value-type="float">
            <text:p>57733</text:p>
          </table:table-cell>
        </table:table-row>
        <table:table-row table:style-name="ro1">
          <table:table-cell office:value-type="float" office:value="123895" calcext:value-type="float">
            <text:p>123895</text:p>
          </table:table-cell>
          <table:table-cell office:value-type="float" office:value="301895" calcext:value-type="float">
            <text:p>301895</text:p>
          </table:table-cell>
          <table:table-cell office:value-type="float" office:value="3778.6443" calcext:value-type="float">
            <text:p>3778.6443</text:p>
          </table:table-cell>
          <table:table-cell office:value-type="float" office:value="344311" calcext:value-type="float">
            <text:p>344311</text:p>
          </table:table-cell>
          <table:table-cell office:value-type="float" office:value="1524.5111" calcext:value-type="float">
            <text:p>1524.5111</text:p>
          </table:table-cell>
          <table:table-cell office:value-type="float" office:value="125213" calcext:value-type="float">
            <text:p>125213</text:p>
          </table:table-cell>
        </table:table-row>
        <table:table-row table:style-name="ro1">
          <table:table-cell office:value-type="float" office:value="435425" calcext:value-type="float">
            <text:p>435425</text:p>
          </table:table-cell>
          <table:table-cell office:value-type="float" office:value="83677" calcext:value-type="float">
            <text:p>83677</text:p>
          </table:table-cell>
          <table:table-cell office:value-type="float" office:value="4399.144" calcext:value-type="float">
            <text:p>4399.144</text:p>
          </table:table-cell>
          <table:table-cell office:value-type="float" office:value="435397" calcext:value-type="float">
            <text:p>435397</text:p>
          </table:table-cell>
          <table:table-cell office:value-type="float" office:value="1578.3805" calcext:value-type="float">
            <text:p>1578.3805</text:p>
          </table:table-cell>
          <table:table-cell office:value-type="float" office:value="132332" calcext:value-type="float">
            <text:p>132332</text:p>
          </table:table-cell>
        </table:table-row>
        <table:table-row table:style-name="ro1">
          <table:table-cell office:value-type="float" office:value="627171" calcext:value-type="float">
            <text:p>627171</text:p>
          </table:table-cell>
          <table:table-cell office:value-type="float" office:value="325467" calcext:value-type="float">
            <text:p>325467</text:p>
          </table:table-cell>
          <table:table-cell office:value-type="float" office:value="3120.746" calcext:value-type="float">
            <text:p>3120.746</text:p>
          </table:table-cell>
          <table:table-cell office:value-type="float" office:value="316064" calcext:value-type="float">
            <text:p>316064</text:p>
          </table:table-cell>
          <table:table-cell office:value-type="float" office:value="927.1898" calcext:value-type="float">
            <text:p>927.1898</text:p>
          </table:table-cell>
          <table:table-cell office:value-type="float" office:value="60405" calcext:value-type="float">
            <text:p>60405</text:p>
          </table:table-cell>
        </table:table-row>
        <table:table-row table:style-name="ro1">
          <table:table-cell office:value-type="float" office:value="589735" calcext:value-type="float">
            <text:p>589735</text:p>
          </table:table-cell>
          <table:table-cell office:value-type="float" office:value="26215" calcext:value-type="float">
            <text:p>26215</text:p>
          </table:table-cell>
          <table:table-cell office:value-type="float" office:value="1899.2406" calcext:value-type="float">
            <text:p>1899.2406</text:p>
          </table:table-cell>
          <table:table-cell office:value-type="float" office:value="193202" calcext:value-type="float">
            <text:p>193202</text:p>
          </table:table-cell>
          <table:table-cell office:value-type="float" office:value="986.6381" calcext:value-type="float">
            <text:p>986.6381</text:p>
          </table:table-cell>
          <table:table-cell office:value-type="float" office:value="65511" calcext:value-type="float">
            <text:p>65511</text:p>
          </table:table-cell>
        </table:table-row>
        <table:table-row table:style-name="ro1">
          <table:table-cell office:value-type="float" office:value="472267" calcext:value-type="float">
            <text:p>472267</text:p>
          </table:table-cell>
          <table:table-cell office:value-type="float" office:value="552180" calcext:value-type="float">
            <text:p>552180</text:p>
          </table:table-cell>
          <table:table-cell office:value-type="float" office:value="1765.8549" calcext:value-type="float">
            <text:p>1765.8549</text:p>
          </table:table-cell>
          <table:table-cell office:value-type="float" office:value="189098" calcext:value-type="float">
            <text:p>189098</text:p>
          </table:table-cell>
          <table:table-cell office:value-type="float" office:value="1093.0652" calcext:value-type="float">
            <text:p>1093.0652</text:p>
          </table:table-cell>
          <table:table-cell office:value-type="float" office:value="88012" calcext:value-type="float">
            <text:p>88012</text:p>
          </table:table-cell>
        </table:table-row>
        <table:table-row table:style-name="ro1">
          <table:table-cell office:value-type="float" office:value="122977" calcext:value-type="float">
            <text:p>122977</text:p>
          </table:table-cell>
          <table:table-cell office:value-type="float" office:value="438833" calcext:value-type="float">
            <text:p>438833</text:p>
          </table:table-cell>
          <table:table-cell office:value-type="float" office:value="1307.7896" calcext:value-type="float">
            <text:p>1307.7896</text:p>
          </table:table-cell>
          <table:table-cell office:value-type="float" office:value="127574" calcext:value-type="float">
            <text:p>127574</text:p>
          </table:table-cell>
          <table:table-cell office:value-type="float" office:value="1020.7286" calcext:value-type="float">
            <text:p>1020.7286</text:p>
          </table:table-cell>
          <table:table-cell office:value-type="float" office:value="73565" calcext:value-type="float">
            <text:p>73565</text:p>
          </table:table-cell>
        </table:table-row>
        <table:table-row table:style-name="ro1">
          <table:table-cell office:value-type="float" office:value="347325" calcext:value-type="float">
            <text:p>347325</text:p>
          </table:table-cell>
          <table:table-cell office:value-type="float" office:value="385004" calcext:value-type="float">
            <text:p>385004</text:p>
          </table:table-cell>
          <table:table-cell office:value-type="float" office:value="1054.4825" calcext:value-type="float">
            <text:p>1054.4825</text:p>
          </table:table-cell>
          <table:table-cell office:value-type="float" office:value="118277" calcext:value-type="float">
            <text:p>118277</text:p>
          </table:table-cell>
          <table:table-cell office:value-type="float" office:value="722.09" calcext:value-type="float">
            <text:p>722.09</text:p>
          </table:table-cell>
          <table:table-cell office:value-type="float" office:value="35521" calcext:value-type="float">
            <text:p>35521</text:p>
          </table:table-cell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184081" calcext:value-type="float">
            <text:p>184081</text:p>
          </table:table-cell>
          <table:table-cell office:value-type="float" office:value="2135.7603" calcext:value-type="float">
            <text:p>2135.7603</text:p>
          </table:table-cell>
          <table:table-cell office:value-type="float" office:value="228223" calcext:value-type="float">
            <text:p>228223</text:p>
          </table:table-cell>
          <table:table-cell office:value-type="float" office:value="1133.2811" calcext:value-type="float">
            <text:p>1133.2811</text:p>
          </table:table-cell>
          <table:table-cell office:value-type="float" office:value="84605" calcext:value-type="float">
            <text:p>84605</text:p>
          </table:table-cell>
        </table:table-row>
        <table:table-row table:style-name="ro1">
          <table:table-cell office:value-type="float" office:value="513225" calcext:value-type="float">
            <text:p>513225</text:p>
          </table:table-cell>
          <table:table-cell office:value-type="float" office:value="661221" calcext:value-type="float">
            <text:p>661221</text:p>
          </table:table-cell>
          <table:table-cell office:value-type="float" office:value="2793.041" calcext:value-type="float">
            <text:p>2793.041</text:p>
          </table:table-cell>
          <table:table-cell office:value-type="float" office:value="300400" calcext:value-type="float">
            <text:p>300400</text:p>
          </table:table-cell>
          <table:table-cell office:value-type="float" office:value="1424.7201" calcext:value-type="float">
            <text:p>1424.7201</text:p>
          </table:table-cell>
          <table:table-cell office:value-type="float" office:value="122802" calcext:value-type="float">
            <text:p>122802</text:p>
          </table:table-cell>
        </table:table-row>
        <table:table-row table:style-name="ro1">
          <table:table-cell office:value-type="float" office:value="41350" calcext:value-type="float">
            <text:p>41350</text:p>
          </table:table-cell>
          <table:table-cell office:value-type="float" office:value="307472" calcext:value-type="float">
            <text:p>307472</text:p>
          </table:table-cell>
          <table:table-cell office:value-type="float" office:value="2773.407" calcext:value-type="float">
            <text:p>2773.407</text:p>
          </table:table-cell>
          <table:table-cell office:value-type="float" office:value="284652" calcext:value-type="float">
            <text:p>284652</text:p>
          </table:table-cell>
          <table:table-cell office:value-type="float" office:value="1734.446" calcext:value-type="float">
            <text:p>1734.446</text:p>
          </table:table-cell>
          <table:table-cell office:value-type="float" office:value="155733" calcext:value-type="float">
            <text:p>155733</text:p>
          </table:table-cell>
        </table:table-row>
        <table:table-row table:style-name="ro1">
          <table:table-cell office:value-type="float" office:value="117839" calcext:value-type="float">
            <text:p>117839</text:p>
          </table:table-cell>
          <table:table-cell office:value-type="float" office:value="447589" calcext:value-type="float">
            <text:p>447589</text:p>
          </table:table-cell>
          <table:table-cell office:value-type="float" office:value="2563.3347" calcext:value-type="float">
            <text:p>2563.3347</text:p>
          </table:table-cell>
          <table:table-cell office:value-type="float" office:value="270444" calcext:value-type="float">
            <text:p>270444</text:p>
          </table:table-cell>
          <table:table-cell office:value-type="float" office:value="1975.6688" calcext:value-type="float">
            <text:p>1975.6688</text:p>
          </table:table-cell>
          <table:table-cell office:value-type="float" office:value="172953" calcext:value-type="float">
            <text:p>172953</text:p>
          </table:table-cell>
        </table:table-row>
        <table:table-row table:style-name="ro1">
          <table:table-cell office:value-type="float" office:value="533609" calcext:value-type="float">
            <text:p>533609</text:p>
          </table:table-cell>
          <table:table-cell office:value-type="float" office:value="307921" calcext:value-type="float">
            <text:p>307921</text:p>
          </table:table-cell>
          <table:table-cell office:value-type="float" office:value="1873.8569" calcext:value-type="float">
            <text:p>1873.8569</text:p>
          </table:table-cell>
          <table:table-cell office:value-type="float" office:value="193547" calcext:value-type="float">
            <text:p>193547</text:p>
          </table:table-cell>
          <table:table-cell office:value-type="float" office:value="1315.829" calcext:value-type="float">
            <text:p>1315.829</text:p>
          </table:table-cell>
          <table:table-cell office:value-type="float" office:value="107825" calcext:value-type="float">
            <text:p>107825</text:p>
          </table:table-cell>
        </table:table-row>
        <table:table-row table:style-name="ro1">
          <table:table-cell office:value-type="float" office:value="519459" calcext:value-type="float">
            <text:p>519459</text:p>
          </table:table-cell>
          <table:table-cell office:value-type="float" office:value="65496" calcext:value-type="float">
            <text:p>65496</text:p>
          </table:table-cell>
          <table:table-cell office:value-type="float" office:value="2310.8809" calcext:value-type="float">
            <text:p>2310.8809</text:p>
          </table:table-cell>
          <table:table-cell office:value-type="float" office:value="244732" calcext:value-type="float">
            <text:p>244732</text:p>
          </table:table-cell>
          <table:table-cell office:value-type="float" office:value="951.01794" calcext:value-type="float">
            <text:p>951.01794</text:p>
          </table:table-cell>
          <table:table-cell office:value-type="float" office:value="66510" calcext:value-type="float">
            <text:p>66510</text:p>
          </table:table-cell>
        </table:table-row>
        <table:table-row table:style-name="ro1">
          <table:table-cell office:value-type="float" office:value="475462" calcext:value-type="float">
            <text:p>475462</text:p>
          </table:table-cell>
          <table:table-cell office:value-type="float" office:value="618687" calcext:value-type="float">
            <text:p>618687</text:p>
          </table:table-cell>
          <table:table-cell office:value-type="float" office:value="1115.7688" calcext:value-type="float">
            <text:p>1115.7688</text:p>
          </table:table-cell>
          <table:table-cell office:value-type="float" office:value="110908" calcext:value-type="float">
            <text:p>110908</text:p>
          </table:table-cell>
          <table:table-cell office:value-type="float" office:value="790.26715" calcext:value-type="float">
            <text:p>790.26715</text:p>
          </table:table-cell>
          <table:table-cell office:value-type="float" office:value="35201" calcext:value-type="float">
            <text:p>35201</text:p>
          </table:table-cell>
        </table:table-row>
        <table:table-row table:style-name="ro1">
          <table:table-cell office:value-type="float" office:value="453030" calcext:value-type="float">
            <text:p>453030</text:p>
          </table:table-cell>
          <table:table-cell office:value-type="float" office:value="217112" calcext:value-type="float">
            <text:p>217112</text:p>
          </table:table-cell>
          <table:table-cell office:value-type="float" office:value="4424.2153" calcext:value-type="float">
            <text:p>4424.2153</text:p>
          </table:table-cell>
          <table:table-cell office:value-type="float" office:value="415672" calcext:value-type="float">
            <text:p>415672</text:p>
          </table:table-cell>
          <table:table-cell office:value-type="float" office:value="1111.4368" calcext:value-type="float">
            <text:p>1111.4368</text:p>
          </table:table-cell>
          <table:table-cell office:value-type="float" office:value="85380" calcext:value-type="float">
            <text:p>85380</text:p>
          </table:table-cell>
        </table:table-row>
        <table:table-row table:style-name="ro1">
          <table:table-cell office:value-type="float" office:value="177625" calcext:value-type="float">
            <text:p>177625</text:p>
          </table:table-cell>
          <table:table-cell office:value-type="float" office:value="444313" calcext:value-type="float">
            <text:p>444313</text:p>
          </table:table-cell>
          <table:table-cell office:value-type="float" office:value="1714.1345" calcext:value-type="float">
            <text:p>1714.1345</text:p>
          </table:table-cell>
          <table:table-cell office:value-type="float" office:value="187810" calcext:value-type="float">
            <text:p>187810</text:p>
          </table:table-cell>
          <table:table-cell office:value-type="float" office:value="747.15155" calcext:value-type="float">
            <text:p>747.15155</text:p>
          </table:table-cell>
          <table:table-cell office:value-type="float" office:value="38704" calcext:value-type="float">
            <text:p>38704</text:p>
          </table:table-cell>
        </table:table-row>
        <table:table-row table:style-name="ro1">
          <table:table-cell office:value-type="float" office:value="394095" calcext:value-type="float">
            <text:p>394095</text:p>
          </table:table-cell>
          <table:table-cell office:value-type="float" office:value="646528" calcext:value-type="float">
            <text:p>646528</text:p>
          </table:table-cell>
          <table:table-cell office:value-type="float" office:value="3442.1147" calcext:value-type="float">
            <text:p>3442.1147</text:p>
          </table:table-cell>
          <table:table-cell office:value-type="float" office:value="333563" calcext:value-type="float">
            <text:p>333563</text:p>
          </table:table-cell>
          <table:table-cell office:value-type="float" office:value="931.2717" calcext:value-type="float">
            <text:p>931.2717</text:p>
          </table:table-cell>
          <table:table-cell office:value-type="float" office:value="72106" calcext:value-type="float">
            <text:p>72106</text:p>
          </table:table-cell>
        </table:table-row>
        <table:table-row table:style-name="ro1">
          <table:table-cell office:value-type="float" office:value="410071" calcext:value-type="float">
            <text:p>410071</text:p>
          </table:table-cell>
          <table:table-cell office:value-type="float" office:value="352969" calcext:value-type="float">
            <text:p>352969</text:p>
          </table:table-cell>
          <table:table-cell office:value-type="float" office:value="2332.2693" calcext:value-type="float">
            <text:p>2332.2693</text:p>
          </table:table-cell>
          <table:table-cell office:value-type="float" office:value="238638" calcext:value-type="float">
            <text:p>238638</text:p>
          </table:table-cell>
          <table:table-cell office:value-type="float" office:value="1094.056" calcext:value-type="float">
            <text:p>1094.056</text:p>
          </table:table-cell>
          <table:table-cell office:value-type="float" office:value="78486" calcext:value-type="float">
            <text:p>78486</text:p>
          </table:table-cell>
        </table:table-row>
        <table:table-row table:style-name="ro1">
          <table:table-cell office:value-type="float" office:value="288364" calcext:value-type="float">
            <text:p>288364</text:p>
          </table:table-cell>
          <table:table-cell office:value-type="float" office:value="568082" calcext:value-type="float">
            <text:p>568082</text:p>
          </table:table-cell>
          <table:table-cell office:value-type="float" office:value="2269.8533" calcext:value-type="float">
            <text:p>2269.8533</text:p>
          </table:table-cell>
          <table:table-cell office:value-type="float" office:value="244737" calcext:value-type="float">
            <text:p>244737</text:p>
          </table:table-cell>
          <table:table-cell office:value-type="float" office:value="1273.9269" calcext:value-type="float">
            <text:p>1273.9269</text:p>
          </table:table-cell>
          <table:table-cell office:value-type="float" office:value="99958" calcext:value-type="float">
            <text:p>99958</text:p>
          </table:table-cell>
        </table:table-row>
        <table:table-row table:style-name="ro1">
          <table:table-cell office:value-type="float" office:value="361871" calcext:value-type="float">
            <text:p>361871</text:p>
          </table:table-cell>
          <table:table-cell office:value-type="float" office:value="91963" calcext:value-type="float">
            <text:p>91963</text:p>
          </table:table-cell>
          <table:table-cell office:value-type="float" office:value="1177.3368" calcext:value-type="float">
            <text:p>1177.3368</text:p>
          </table:table-cell>
          <table:table-cell office:value-type="float" office:value="132576" calcext:value-type="float">
            <text:p>132576</text:p>
          </table:table-cell>
          <table:table-cell office:value-type="float" office:value="966.97345" calcext:value-type="float">
            <text:p>966.97345</text:p>
          </table:table-cell>
          <table:table-cell office:value-type="float" office:value="61459" calcext:value-type="float">
            <text:p>61459</text:p>
          </table:table-cell>
        </table:table-row>
        <table:table-row table:style-name="ro1">
          <table:table-cell office:value-type="float" office:value="460630" calcext:value-type="float">
            <text:p>460630</text:p>
          </table:table-cell>
          <table:table-cell office:value-type="float" office:value="335235" calcext:value-type="float">
            <text:p>335235</text:p>
          </table:table-cell>
          <table:table-cell office:value-type="float" office:value="1192.7777" calcext:value-type="float">
            <text:p>1192.7777</text:p>
          </table:table-cell>
          <table:table-cell office:value-type="float" office:value="123924" calcext:value-type="float">
            <text:p>123924</text:p>
          </table:table-cell>
          <table:table-cell office:value-type="float" office:value="784.20245" calcext:value-type="float">
            <text:p>784.20245</text:p>
          </table:table-cell>
          <table:table-cell office:value-type="float" office:value="56068" calcext:value-type="float">
            <text:p>56068</text:p>
          </table:table-cell>
        </table:table-row>
        <table:table-row table:style-name="ro1">
          <table:table-cell office:value-type="float" office:value="638274" calcext:value-type="float">
            <text:p>638274</text:p>
          </table:table-cell>
          <table:table-cell office:value-type="float" office:value="67122" calcext:value-type="float">
            <text:p>67122</text:p>
          </table:table-cell>
          <table:table-cell office:value-type="float" office:value="5456.9604" calcext:value-type="float">
            <text:p>5456.9604</text:p>
          </table:table-cell>
          <table:table-cell office:value-type="float" office:value="536562" calcext:value-type="float">
            <text:p>536562</text:p>
          </table:table-cell>
          <table:table-cell office:value-type="float" office:value="1795.0643" calcext:value-type="float">
            <text:p>1795.0643</text:p>
          </table:table-cell>
          <table:table-cell office:value-type="float" office:value="158896" calcext:value-type="float">
            <text:p>158896</text:p>
          </table:table-cell>
        </table:table-row>
        <table:table-row table:style-name="ro1">
          <table:table-cell office:value-type="float" office:value="335203" calcext:value-type="float">
            <text:p>335203</text:p>
          </table:table-cell>
          <table:table-cell office:value-type="float" office:value="171465" calcext:value-type="float">
            <text:p>171465</text:p>
          </table:table-cell>
          <table:table-cell office:value-type="float" office:value="4366.3164" calcext:value-type="float">
            <text:p>4366.3164</text:p>
          </table:table-cell>
          <table:table-cell office:value-type="float" office:value="428211" calcext:value-type="float">
            <text:p>428211</text:p>
          </table:table-cell>
          <table:table-cell office:value-type="float" office:value="1511.9952" calcext:value-type="float">
            <text:p>1511.9952</text:p>
          </table:table-cell>
          <table:table-cell office:value-type="float" office:value="126548" calcext:value-type="float">
            <text:p>126548</text:p>
          </table:table-cell>
        </table:table-row>
        <table:table-row table:style-name="ro1">
          <table:table-cell office:value-type="float" office:value="633992" calcext:value-type="float">
            <text:p>633992</text:p>
          </table:table-cell>
          <table:table-cell office:value-type="float" office:value="380313" calcext:value-type="float">
            <text:p>380313</text:p>
          </table:table-cell>
          <table:table-cell office:value-type="float" office:value="4109.8145" calcext:value-type="float">
            <text:p>4109.8145</text:p>
          </table:table-cell>
          <table:table-cell office:value-type="float" office:value="407003" calcext:value-type="float">
            <text:p>407003</text:p>
          </table:table-cell>
          <table:table-cell office:value-type="float" office:value="1154.4055" calcext:value-type="float">
            <text:p>1154.4055</text:p>
          </table:table-cell>
          <table:table-cell office:value-type="float" office:value="88298" calcext:value-type="float">
            <text:p>88298</text:p>
          </table:table-cell>
        </table:table-row>
        <table:table-row table:style-name="ro1">
          <table:table-cell office:value-type="float" office:value="651055" calcext:value-type="float">
            <text:p>651055</text:p>
          </table:table-cell>
          <table:table-cell office:value-type="float" office:value="71931" calcext:value-type="float">
            <text:p>71931</text:p>
          </table:table-cell>
          <table:table-cell office:value-type="float" office:value="2060.9783" calcext:value-type="float">
            <text:p>2060.9783</text:p>
          </table:table-cell>
          <table:table-cell office:value-type="float" office:value="210836" calcext:value-type="float">
            <text:p>210836</text:p>
          </table:table-cell>
          <table:table-cell office:value-type="float" office:value="1169.5583" calcext:value-type="float">
            <text:p>1169.5583</text:p>
          </table:table-cell>
          <table:table-cell office:value-type="float" office:value="77951" calcext:value-type="float">
            <text:p>77951</text:p>
          </table:table-cell>
        </table:table-row>
        <table:table-row table:style-name="ro1">
          <table:table-cell office:value-type="float" office:value="370392" calcext:value-type="float">
            <text:p>370392</text:p>
          </table:table-cell>
          <table:table-cell office:value-type="float" office:value="465305" calcext:value-type="float">
            <text:p>465305</text:p>
          </table:table-cell>
          <table:table-cell office:value-type="float" office:value="1352.1897" calcext:value-type="float">
            <text:p>1352.1897</text:p>
          </table:table-cell>
          <table:table-cell office:value-type="float" office:value="147329" calcext:value-type="float">
            <text:p>147329</text:p>
          </table:table-cell>
          <table:table-cell office:value-type="float" office:value="1451.3485" calcext:value-type="float">
            <text:p>1451.3485</text:p>
          </table:table-cell>
          <table:table-cell office:value-type="float" office:value="98312" calcext:value-type="float">
            <text:p>98312</text:p>
          </table:table-cell>
        </table:table-row>
        <table:table-row table:style-name="ro1">
          <table:table-cell office:value-type="float" office:value="510095" calcext:value-type="float">
            <text:p>510095</text:p>
          </table:table-cell>
          <table:table-cell office:value-type="float" office:value="233426" calcext:value-type="float">
            <text:p>233426</text:p>
          </table:table-cell>
          <table:table-cell office:value-type="float" office:value="1993.0776" calcext:value-type="float">
            <text:p>1993.0776</text:p>
          </table:table-cell>
          <table:table-cell office:value-type="float" office:value="194974" calcext:value-type="float">
            <text:p>194974</text:p>
          </table:table-cell>
          <table:table-cell office:value-type="float" office:value="823.77844" calcext:value-type="float">
            <text:p>823.77844</text:p>
          </table:table-cell>
          <table:table-cell office:value-type="float" office:value="54628" calcext:value-type="float">
            <text:p>54628</text:p>
          </table:table-cell>
        </table:table-row>
        <table:table-row table:style-name="ro1">
          <table:table-cell office:value-type="float" office:value="248374" calcext:value-type="float">
            <text:p>248374</text:p>
          </table:table-cell>
          <table:table-cell office:value-type="float" office:value="448781" calcext:value-type="float">
            <text:p>448781</text:p>
          </table:table-cell>
          <table:table-cell office:value-type="float" office:value="1783.1609" calcext:value-type="float">
            <text:p>1783.1609</text:p>
          </table:table-cell>
          <table:table-cell office:value-type="float" office:value="185100" calcext:value-type="float">
            <text:p>185100</text:p>
          </table:table-cell>
          <table:table-cell office:value-type="float" office:value="891.7944" calcext:value-type="float">
            <text:p>891.7944</text:p>
          </table:table-cell>
          <table:table-cell office:value-type="float" office:value="66149" calcext:value-type="float">
            <text:p>66149</text:p>
          </table:table-cell>
        </table:table-row>
        <table:table-row table:style-name="ro1">
          <table:table-cell office:value-type="float" office:value="165402" calcext:value-type="float">
            <text:p>165402</text:p>
          </table:table-cell>
          <table:table-cell office:value-type="float" office:value="43767" calcext:value-type="float">
            <text:p>43767</text:p>
          </table:table-cell>
          <table:table-cell office:value-type="float" office:value="1436.0068" calcext:value-type="float">
            <text:p>1436.0068</text:p>
          </table:table-cell>
          <table:table-cell office:value-type="float" office:value="152039" calcext:value-type="float">
            <text:p>152039</text:p>
          </table:table-cell>
          <table:table-cell office:value-type="float" office:value="609.4693" calcext:value-type="float">
            <text:p>609.4693</text:p>
          </table:table-cell>
          <table:table-cell office:value-type="float" office:value="21030" calcext:value-type="float">
            <text:p>21030</text:p>
          </table:table-cell>
        </table:table-row>
        <table:table-row table:style-name="ro1">
          <table:table-cell office:value-type="float" office:value="346343" calcext:value-type="float">
            <text:p>346343</text:p>
          </table:table-cell>
          <table:table-cell office:value-type="float" office:value="510094" calcext:value-type="float">
            <text:p>510094</text:p>
          </table:table-cell>
          <table:table-cell office:value-type="float" office:value="1983.7673" calcext:value-type="float">
            <text:p>1983.7673</text:p>
          </table:table-cell>
          <table:table-cell office:value-type="float" office:value="207899" calcext:value-type="float">
            <text:p>207899</text:p>
          </table:table-cell>
          <table:table-cell office:value-type="float" office:value="1043.8848" calcext:value-type="float">
            <text:p>1043.8848</text:p>
          </table:table-cell>
          <table:table-cell office:value-type="float" office:value="83081" calcext:value-type="float">
            <text:p>83081</text:p>
          </table:table-cell>
        </table:table-row>
        <table:table-row table:style-name="ro1">
          <table:table-cell office:value-type="float" office:value="292954" calcext:value-type="float">
            <text:p>292954</text:p>
          </table:table-cell>
          <table:table-cell office:value-type="float" office:value="75524" calcext:value-type="float">
            <text:p>75524</text:p>
          </table:table-cell>
          <table:table-cell office:value-type="float" office:value="2741.8962" calcext:value-type="float">
            <text:p>2741.8962</text:p>
          </table:table-cell>
          <table:table-cell office:value-type="float" office:value="280580" calcext:value-type="float">
            <text:p>280580</text:p>
          </table:table-cell>
          <table:table-cell office:value-type="float" office:value="693.1455" calcext:value-type="float">
            <text:p>693.1455</text:p>
          </table:table-cell>
          <table:table-cell office:value-type="float" office:value="46271" calcext:value-type="float">
            <text:p>46271</text:p>
          </table:table-cell>
        </table:table-row>
        <table:table-row table:style-name="ro1">
          <table:table-cell office:value-type="float" office:value="413971" calcext:value-type="float">
            <text:p>413971</text:p>
          </table:table-cell>
          <table:table-cell office:value-type="float" office:value="522888" calcext:value-type="float">
            <text:p>522888</text:p>
          </table:table-cell>
          <table:table-cell office:value-type="float" office:value="1540.5161" calcext:value-type="float">
            <text:p>1540.5161</text:p>
          </table:table-cell>
          <table:table-cell office:value-type="float" office:value="173553" calcext:value-type="float">
            <text:p>173553</text:p>
          </table:table-cell>
          <table:table-cell office:value-type="float" office:value="789.17755" calcext:value-type="float">
            <text:p>789.17755</text:p>
          </table:table-cell>
          <table:table-cell office:value-type="float" office:value="44833" calcext:value-type="float">
            <text:p>4483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" table:formula="of:=SUM([.C2:.C201])" office:value-type="float" office:value="495370.84901" calcext:value-type="float">
            <text:p>495370.8</text:p>
          </table:table-cell>
          <table:table-cell table:formula="of:=SUM([.D2:.D201])" office:value-type="float" office:value="49124666" calcext:value-type="float">
            <text:p>49124666</text:p>
          </table:table-cell>
          <table:table-cell table:style-name="ce1" table:formula="of:=SUM([.E2:.E201])" office:value-type="float" office:value="252297.90409" calcext:value-type="float">
            <text:p>252297.9</text:p>
          </table:table-cell>
          <table:table-cell table:formula="of:=SUM([.F2:.F201])" office:value-type="float" office:value="19775196" calcext:value-type="float">
            <text:p>19775196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[.C203]/200" office:value-type="float" office:value="2476.85424505" calcext:value-type="float">
            <text:p>2476.9</text:p>
          </table:table-cell>
          <table:table-cell table:style-name="ce2" table:formula="of:=[.D203]/200" office:value-type="float" office:value="245623.33" calcext:value-type="float">
            <text:p>245623</text:p>
          </table:table-cell>
          <table:table-cell table:style-name="ce1" table:formula="of:=[.E203]/200" office:value-type="float" office:value="1261.48952045" calcext:value-type="float">
            <text:p>1261.5</text:p>
          </table:table-cell>
          <table:table-cell table:style-name="ce2" table:formula="of:=[.F203]/200" office:value-type="float" office:value="98875.98" calcext:value-type="float">
            <text:p>988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7T13:53:24.051411448</dc:date>
    <meta:editing-duration>PT1M59S</meta:editing-duration>
    <meta:editing-cycles>1</meta:editing-cycles>
    <meta:document-statistic meta:table-count="1" meta:cell-count="1216" meta:object-count="0"/>
    <meta:generator>LibreOffice/5.1.6.2$Linux_X86_64 LibreOffice_project/10m0$Build-2</meta:generator>
  </office:meta>
</office:document-meta>
</file>